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2" manifest:media-type="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1bcf60" officeooo:paragraph-rsid="001bcf60"/>
    </style:style>
    <style:style style:name="P2" style:family="paragraph" style:parent-style-name="Standard">
      <style:text-properties style:font-name="FreeMono" fo:font-weight="bold" officeooo:rsid="001bcf60" officeooo:paragraph-rsid="001bcf60" style:font-weight-asian="bold" style:font-weight-complex="bold"/>
    </style:style>
    <style:style style:name="P3" style:family="paragraph" style:parent-style-name="Standard">
      <style:text-properties style:font-name="FreeMono" officeooo:rsid="001db971" officeooo:paragraph-rsid="001db971"/>
    </style:style>
    <style:style style:name="P4" style:family="paragraph" style:parent-style-name="Standard">
      <style:text-properties style:font-name="FreeMono" officeooo:rsid="001f0707" officeooo:paragraph-rsid="001f0707"/>
    </style:style>
    <style:style style:name="P5" style:family="paragraph" style:parent-style-name="Standard">
      <style:text-properties style:font-name="FreeMono" officeooo:rsid="00204c99" officeooo:paragraph-rsid="00204c99"/>
    </style:style>
    <style:style style:name="P6" style:family="paragraph" style:parent-style-name="Standard">
      <style:text-properties style:font-name="FreeMono" officeooo:rsid="00210d19" officeooo:paragraph-rsid="00210d19"/>
    </style:style>
    <style:style style:name="P7" style:family="paragraph" style:parent-style-name="Standard">
      <style:paragraph-properties fo:break-before="page"/>
      <style:text-properties style:font-name="FreeMono" officeooo:rsid="001bcf60" officeooo:paragraph-rsid="001bcf60"/>
    </style:style>
    <style:style style:name="P8" style:family="paragraph" style:parent-style-name="Standard">
      <style:paragraph-properties fo:break-before="page"/>
      <style:text-properties style:font-name="FreeMono" fo:font-weight="bold" officeooo:rsid="00204c99" officeooo:paragraph-rsid="00204c99" style:font-weight-asian="bold" style:font-weight-complex="bold"/>
    </style:style>
    <style:style style:name="P9" style:family="paragraph" style:parent-style-name="Standard">
      <style:paragraph-properties fo:break-before="page"/>
      <style:text-properties style:font-name="FreeMono" fo:font-weight="bold" officeooo:rsid="00210d19" officeooo:paragraph-rsid="00210d19" style:font-weight-asian="bold" style:font-weight-complex="bold"/>
    </style:style>
    <style:style style:name="P10" style:family="paragraph" style:parent-style-name="Standard">
      <style:paragraph-properties fo:break-before="page"/>
      <style:text-properties style:font-name="FreeMono" fo:font-weight="bold" officeooo:rsid="001db971" officeooo:paragraph-rsid="001db971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448</text:p>
      <text:p text:style-name="P1">HW7</text:p>
      <text:p text:style-name="P1"/>
      <text:p text:style-name="P2">Problem 1a</text:p>
      <text:p text:style-name="P1"/>
      <text:p text:style-name="P1"/>
      <text:p text:style-name="P1"><draw:frame draw:style-name="fr1" draw:name="Object1" text:anchor-type="paragraph" svg:width="5.4417in" svg:height="5.979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7"/>
      <text:p text:style-name="P1"/>
      <text:p text:style-name="P1"><draw:frame draw:style-name="fr1" draw:name="Object2" text:anchor-type="paragraph" svg:width="5.4417in" svg:height="5.979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Part a had solutions on iteration 19, and 20. Based on the timeout values, the algorithm appears to be insensitive to the change in deviation.</text:p>
      <text:p text:style-name="P1"/>
      <text:p text:style-name="P3"/>
      <text:p text:style-name="P10">Problem 1b</text:p>
      <text:p text:style-name="P3"/>
      <text:p text:style-name="P3"/>
      <text:p text:style-name="P3"><draw:frame draw:style-name="fr2" draw:name="Object3" text:anchor-type="paragraph" svg:width="5.3335in" svg:height="5.979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Part b shows a pretty drastic change in timeout. The algorithm appears much more heavily influenced by choice of delta than deviation.</text:p>
      <text:p text:style-name="P4"/>
      <text:p text:style-name="P5"/>
      <text:p text:style-name="P8">Problem 2</text:p>
      <text:p text:style-name="P5"/>
      <text:p text:style-name="P5"><draw:frame draw:style-name="fr2" draw:name="Object4" text:anchor-type="paragraph" svg:width="5.3335in" svg:height="7.3744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<text:span text:style-name="T1">N</text:span> appears to be 7.</text:p>
      <text:p text:style-name="P6"/>
      <text:p text:style-name="P6"/>
      <text:p text:style-name="P9">Problem 3a</text:p>
      <text:p text:style-name="P6"/>
      <text:p text:style-name="P6"/>
      <text:p text:style-name="P6"><draw:frame draw:style-name="fr1" draw:name="Object5" text:anchor-type="paragraph" svg:width="3.7811in" svg:height="6.378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9">Problem 3b</text:p>
      <text:p text:style-name="P6"/>
      <text:p text:style-name="P6"/>
      <text:p text:style-name="P6"><draw:frame draw:style-name="fr1" draw:name="Object6" text:anchor-type="paragraph" svg:width="3.5563in" svg:height="6.378in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2:26:30.743516736</meta:creation-date>
    <dc:date>2016-03-16T12:37:03.499928909</dc:date>
    <meta:editing-duration>PT10M31S</meta:editing-duration>
    <meta:editing-cycles>5</meta:editing-cycles>
    <meta:generator>LibreOffice/5.1.1.3$Linux_X86_64 LibreOffice_project/10m0$Build-3</meta:generator>
    <meta:document-statistic meta:table-count="0" meta:image-count="0" meta:object-count="6" meta:page-count="6" meta:paragraph-count="11" meta:word-count="66" meta:character-count="368" meta:non-whitespace-character-count="3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">
      <style:table-cell-properties fo:border="0.06pt solid #000000"/>
      <style:text-properties style:text-position=""/>
    </style:style>
    <style:style style:name="ce3" style:family="table-cell" style:parent-style-name="Default" style:data-style-name="N122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p1-a" table:style-name="ta1">
        <table:table-column table:style-name="co1" table:default-cell-style-name="ce5"/>
        <table:table-column table:style-name="co1" table:default-cell-style-name="ce6"/>
        <table:table-column table:style-name="co2" table:default-cell-style-name="ce6"/>
        <table:table-column table:style-name="co1" table:number-columns-repeated="3" table:default-cell-style-name="ce6"/>
        <table:table-row table:style-name="ro1">
          <table:table-cell table:style-name="ce4" office:value-type="string" calcext:value-type="string">
            <text:p>delta=1/8</text:p>
          </table:table-cell>
          <table:table-cell table:style-name="ce4" office:value-type="string" calcext:value-type="string">
            <text:p>u=1.0</text:p>
          </table:table-cell>
          <table:table-cell table:style-name="ce4" office:value-type="string" calcext:value-type="string">
            <text:p>phi=4.0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Iteration #</text:p>
          </table:table-cell>
          <table:table-cell table:style-name="ce4" office:value-type="string" calcext:value-type="string">
            <text:p>Sample RTT</text:p>
          </table:table-cell>
          <table:table-cell table:style-name="ce4" office:value-type="string" calcext:value-type="string">
            <text:p>Estimated RTT</text:p>
          </table:table-cell>
          <table:table-cell table:style-name="ce4" office:value-type="string" calcext:value-type="string">
            <text:p>Deviation</text:p>
          </table:table-cell>
          <table:table-cell table:style-name="ce4" office:value-type="string" calcext:value-type="string">
            <text:p>Difference</text:p>
          </table:table-cell>
          <table:table-cell table:style-name="ce4" office:value-type="string" calcext:value-type="string">
            <text:p>Timeout</text:p>
          </table:table-cell>
        </table:table-row>
        <table:table-row table:style-name="ro1">
          <table:table-cell table:formula="of:=ROW()-3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4" calcext:value-type="float">
            <text:p>4.0000</text:p>
          </table:table-cell>
          <table:table-cell office:value-type="float" office:value="0.5" calcext:value-type="float">
            <text:p>0.5000</text:p>
          </table:table-cell>
          <table:table-cell table:number-columns-repeated="2" table:style-name="ce4" office:value-type="string" calcext:value-type="string">
            <text:p>NA</text:p>
          </table:table-cell>
        </table:table-row>
        <table:table-row table:style-name="ro1">
          <table:table-cell table:formula="of:=ROW()-3" office:value-type="float" office:value="1" calcext:value-type="float">
            <text:p>1</text:p>
          </table:table-cell>
          <table:table-cell table:formula="of:=1" office:value-type="float" office:value="1" calcext:value-type="float">
            <text:p>1.0000</text:p>
          </table:table-cell>
          <table:table-cell table:formula="of:=[.C3]+((1/8)*[.E4])" office:value-type="float" office:value="3.625" calcext:value-type="float">
            <text:p>3.6250</text:p>
          </table:table-cell>
          <table:table-cell table:formula="of:=[.D3]+(1/8)*(ABS([.E4])-[.D3])" office:value-type="float" office:value="0.8125" calcext:value-type="float">
            <text:p>0.8125</text:p>
          </table:table-cell>
          <table:table-cell table:formula="of:=[.B3]-[.C3]" office:value-type="float" office:value="-3" calcext:value-type="float">
            <text:p>-3.0000</text:p>
          </table:table-cell>
          <table:table-cell table:formula="of:=1*[.C4]+4*[.D4]" office:value-type="float" office:value="6.875" calcext:value-type="float">
            <text:p>6.8750</text:p>
          </table:table-cell>
        </table:table-row>
        <table:table-row table:style-name="ro1">
          <table:table-cell table:formula="of:=ROW()-3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[.C4]+((1/8)*[.E5])" office:value-type="float" office:value="3.296875" calcext:value-type="float">
            <text:p>3.2969</text:p>
          </table:table-cell>
          <table:table-cell table:formula="of:=[.D4]+(1/8)*(ABS([.E5])-[.D4])" office:value-type="float" office:value="1.0390625" calcext:value-type="float">
            <text:p>1.0391</text:p>
          </table:table-cell>
          <table:table-cell table:formula="of:=[.B4]-[.C4]" office:value-type="float" office:value="-2.625" calcext:value-type="float">
            <text:p>-2.6250</text:p>
          </table:table-cell>
          <table:table-cell table:formula="of:=1*[.C5]+4*[.D5]" office:value-type="float" office:value="7.453125" calcext:value-type="float">
            <text:p>7.4531</text:p>
          </table:table-cell>
        </table:table-row>
        <table:table-row table:style-name="ro1">
          <table:table-cell table:formula="of:=ROW()-3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[.C5]+((1/8)*[.E6])" office:value-type="float" office:value="3.009765625" calcext:value-type="float">
            <text:p>3.0098</text:p>
          </table:table-cell>
          <table:table-cell table:formula="of:=[.D5]+(1/8)*(ABS([.E6])-[.D5])" office:value-type="float" office:value="1.1962890625" calcext:value-type="float">
            <text:p>1.1963</text:p>
          </table:table-cell>
          <table:table-cell table:formula="of:=[.B5]-[.C5]" office:value-type="float" office:value="-2.296875" calcext:value-type="float">
            <text:p>-2.2969</text:p>
          </table:table-cell>
          <table:table-cell table:formula="of:=1*[.C6]+4*[.D6]" office:value-type="float" office:value="7.794921875" calcext:value-type="float">
            <text:p>7.7949</text:p>
          </table:table-cell>
        </table:table-row>
        <table:table-row table:style-name="ro1">
          <table:table-cell table:formula="of:=ROW()-3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[.C6]+((1/8)*[.E7])" office:value-type="float" office:value="2.758544921875" calcext:value-type="float">
            <text:p>2.7585</text:p>
          </table:table-cell>
          <table:table-cell table:formula="of:=[.D6]+(1/8)*(ABS([.E7])-[.D6])" office:value-type="float" office:value="1.2979736328125" calcext:value-type="float">
            <text:p>1.2980</text:p>
          </table:table-cell>
          <table:table-cell table:formula="of:=[.B6]-[.C6]" office:value-type="float" office:value="-2.009765625" calcext:value-type="float">
            <text:p>-2.0098</text:p>
          </table:table-cell>
          <table:table-cell table:formula="of:=1*[.C7]+4*[.D7]" office:value-type="float" office:value="7.950439453125" calcext:value-type="float">
            <text:p>7.9504</text:p>
          </table:table-cell>
        </table:table-row>
        <table:table-row table:style-name="ro1">
          <table:table-cell table:formula="of:=ROW()-3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[.C7]+((1/8)*[.E8])" office:value-type="float" office:value="2.53872680664062" calcext:value-type="float">
            <text:p>2.5387</text:p>
          </table:table-cell>
          <table:table-cell table:formula="of:=[.D7]+(1/8)*(ABS([.E8])-[.D7])" office:value-type="float" office:value="1.35554504394531" calcext:value-type="float">
            <text:p>1.3555</text:p>
          </table:table-cell>
          <table:table-cell table:formula="of:=[.B7]-[.C7]" office:value-type="float" office:value="-1.758544921875" calcext:value-type="float">
            <text:p>-1.7585</text:p>
          </table:table-cell>
          <table:table-cell table:formula="of:=1*[.C8]+4*[.D8]" office:value-type="float" office:value="7.96090698242188" calcext:value-type="float">
            <text:p>7.9609</text:p>
          </table:table-cell>
        </table:table-row>
        <table:table-row table:style-name="ro1">
          <table:table-cell table:formula="of:=ROW()-3" office:value-type="float" office:value="6" calcext:value-type="float">
            <text:p>6</text:p>
          </table:table-cell>
          <table:table-cell table:formula="of:=1" office:value-type="float" office:value="1" calcext:value-type="float">
            <text:p>1.0000</text:p>
          </table:table-cell>
          <table:table-cell table:formula="of:=[.C8]+((1/8)*[.E9])" office:value-type="float" office:value="2.34638595581055" calcext:value-type="float">
            <text:p>2.3464</text:p>
          </table:table-cell>
          <table:table-cell table:formula="of:=[.D8]+(1/8)*(ABS([.E9])-[.D8])" office:value-type="float" office:value="1.37844276428223" calcext:value-type="float">
            <text:p>1.3784</text:p>
          </table:table-cell>
          <table:table-cell table:formula="of:=[.B8]-[.C8]" office:value-type="float" office:value="-1.53872680664063" calcext:value-type="float">
            <text:p>-1.5387</text:p>
          </table:table-cell>
          <table:table-cell table:formula="of:=1*[.C9]+4*[.D9]" office:value-type="float" office:value="7.86015701293945" calcext:value-type="float">
            <text:p>7.8602</text:p>
          </table:table-cell>
        </table:table-row>
        <table:table-row table:style-name="ro1">
          <table:table-cell table:formula="of:=ROW()-3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[.C9]+((1/8)*[.E10])" office:value-type="float" office:value="2.17808771133423" calcext:value-type="float">
            <text:p>2.1781</text:p>
          </table:table-cell>
          <table:table-cell table:formula="of:=[.D9]+(1/8)*(ABS([.E10])-[.D9])" office:value-type="float" office:value="1.37443566322327" calcext:value-type="float">
            <text:p>1.3744</text:p>
          </table:table-cell>
          <table:table-cell table:formula="of:=[.B9]-[.C9]" office:value-type="float" office:value="-1.34638595581055" calcext:value-type="float">
            <text:p>-1.3464</text:p>
          </table:table-cell>
          <table:table-cell table:formula="of:=1*[.C10]+4*[.D10]" office:value-type="float" office:value="7.6758303642273" calcext:value-type="float">
            <text:p>7.6758</text:p>
          </table:table-cell>
        </table:table-row>
        <table:table-row table:style-name="ro1">
          <table:table-cell table:formula="of:=ROW()-3" office:value-type="float" office:value="8" calcext:value-type="float">
            <text:p>8</text:p>
          </table:table-cell>
          <table:table-cell table:formula="of:=1" office:value-type="float" office:value="1" calcext:value-type="float">
            <text:p>1.0000</text:p>
          </table:table-cell>
          <table:table-cell table:formula="of:=[.C10]+((1/8)*[.E11])" office:value-type="float" office:value="2.03082674741745" calcext:value-type="float">
            <text:p>2.0308</text:p>
          </table:table-cell>
          <table:table-cell table:formula="of:=[.D10]+(1/8)*(ABS([.E11])-[.D10])" office:value-type="float" office:value="1.34989216923714" calcext:value-type="float">
            <text:p>1.3499</text:p>
          </table:table-cell>
          <table:table-cell table:formula="of:=[.B10]-[.C10]" office:value-type="float" office:value="-1.17808771133423" calcext:value-type="float">
            <text:p>-1.1781</text:p>
          </table:table-cell>
          <table:table-cell table:formula="of:=1*[.C11]+4*[.D11]" office:value-type="float" office:value="7.430395424366" calcext:value-type="float">
            <text:p>7.4304</text:p>
          </table:table-cell>
        </table:table-row>
        <table:table-row table:style-name="ro1">
          <table:table-cell table:formula="of:=ROW()-3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[.C11]+((1/8)*[.E12])" office:value-type="float" office:value="1.90197340399027" calcext:value-type="float">
            <text:p>1.9020</text:p>
          </table:table-cell>
          <table:table-cell table:formula="of:=[.D11]+(1/8)*(ABS([.E12])-[.D11])" office:value-type="float" office:value="1.31000899150968" calcext:value-type="float">
            <text:p>1.3100</text:p>
          </table:table-cell>
          <table:table-cell table:formula="of:=[.B11]-[.C11]" office:value-type="float" office:value="-1.03082674741745" calcext:value-type="float">
            <text:p>-1.0308</text:p>
          </table:table-cell>
          <table:table-cell table:formula="of:=1*[.C12]+4*[.D12]" office:value-type="float" office:value="7.14200937002897" calcext:value-type="float">
            <text:p>7.1420</text:p>
          </table:table-cell>
        </table:table-row>
        <table:table-row table:style-name="ro1">
          <table:table-cell table:formula="of:=ROW()-3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[.C12]+((1/8)*[.E13])" office:value-type="float" office:value="1.78922672849149" calcext:value-type="float">
            <text:p>1.7892</text:p>
          </table:table-cell>
          <table:table-cell table:formula="of:=[.D12]+(1/8)*(ABS([.E13])-[.D12])" office:value-type="float" office:value="1.25900454306975" calcext:value-type="float">
            <text:p>1.2590</text:p>
          </table:table-cell>
          <table:table-cell table:formula="of:=[.B12]-[.C12]" office:value-type="float" office:value="-0.901973403990269" calcext:value-type="float">
            <text:p>-0.9020</text:p>
          </table:table-cell>
          <table:table-cell table:formula="of:=1*[.C13]+4*[.D13]" office:value-type="float" office:value="6.82524490077049" calcext:value-type="float">
            <text:p>6.8252</text:p>
          </table:table-cell>
        </table:table-row>
        <table:table-row table:style-name="ro1">
          <table:table-cell table:formula="of:=ROW()-3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[.C13]+((1/8)*[.E14])" office:value-type="float" office:value="1.69057338743005" calcext:value-type="float">
            <text:p>1.6906</text:p>
          </table:table-cell>
          <table:table-cell table:formula="of:=[.D13]+(1/8)*(ABS([.E14])-[.D13])" office:value-type="float" office:value="1.20028231624747" calcext:value-type="float">
            <text:p>1.2003</text:p>
          </table:table-cell>
          <table:table-cell table:formula="of:=[.B13]-[.C13]" office:value-type="float" office:value="-0.789226728491485" calcext:value-type="float">
            <text:p>-0.7892</text:p>
          </table:table-cell>
          <table:table-cell table:formula="of:=1*[.C14]+4*[.D14]" office:value-type="float" office:value="6.49170265241992" calcext:value-type="float">
            <text:p>6.4917</text:p>
          </table:table-cell>
        </table:table-row>
        <table:table-row table:style-name="ro1">
          <table:table-cell table:formula="of:=ROW()-3" office:value-type="float" office:value="12" calcext:value-type="float">
            <text:p>12</text:p>
          </table:table-cell>
          <table:table-cell table:formula="of:=1" office:value-type="float" office:value="1" calcext:value-type="float">
            <text:p>1.0000</text:p>
          </table:table-cell>
          <table:table-cell table:formula="of:=[.C14]+((1/8)*[.E15])" office:value-type="float" office:value="1.60425171400129" calcext:value-type="float">
            <text:p>1.6043</text:p>
          </table:table-cell>
          <table:table-cell table:formula="of:=[.D14]+(1/8)*(ABS([.E15])-[.D14])" office:value-type="float" office:value="1.13656870014529" calcext:value-type="float">
            <text:p>1.1366</text:p>
          </table:table-cell>
          <table:table-cell table:formula="of:=[.B14]-[.C14]" office:value-type="float" office:value="-0.69057338743005" calcext:value-type="float">
            <text:p>-0.6906</text:p>
          </table:table-cell>
          <table:table-cell table:formula="of:=1*[.C15]+4*[.D15]" office:value-type="float" office:value="6.15052651458245" calcext:value-type="float">
            <text:p>6.1505</text:p>
          </table:table-cell>
        </table:table-row>
        <table:table-row table:style-name="ro1">
          <table:table-cell table:formula="of:=ROW()-3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[.C15]+((1/8)*[.E16])" office:value-type="float" office:value="1.52872024975113" calcext:value-type="float">
            <text:p>1.5287</text:p>
          </table:table-cell>
          <table:table-cell table:formula="of:=[.D15]+(1/8)*(ABS([.E16])-[.D15])" office:value-type="float" office:value="1.07002907687729" calcext:value-type="float">
            <text:p>1.0700</text:p>
          </table:table-cell>
          <table:table-cell table:formula="of:=[.B15]-[.C15]" office:value-type="float" office:value="-0.604251714001293" calcext:value-type="float">
            <text:p>-0.6043</text:p>
          </table:table-cell>
          <table:table-cell table:formula="of:=1*[.C16]+4*[.D16]" office:value-type="float" office:value="5.80883655726029" calcext:value-type="float">
            <text:p>5.8088</text:p>
          </table:table-cell>
        </table:table-row>
        <table:table-row table:style-name="ro1">
          <table:table-cell table:formula="of:=ROW()-3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[.C16]+((1/8)*[.E17])" office:value-type="float" office:value="1.46263021853224" calcext:value-type="float">
            <text:p>1.4626</text:p>
          </table:table-cell>
          <table:table-cell table:formula="of:=[.D16]+(1/8)*(ABS([.E17])-[.D16])" office:value-type="float" office:value="1.00236547348652" calcext:value-type="float">
            <text:p>1.0024</text:p>
          </table:table-cell>
          <table:table-cell table:formula="of:=[.B16]-[.C16]" office:value-type="float" office:value="-0.528720249751132" calcext:value-type="float">
            <text:p>-0.5287</text:p>
          </table:table-cell>
          <table:table-cell table:formula="of:=1*[.C17]+4*[.D17]" office:value-type="float" office:value="5.47209211247832" calcext:value-type="float">
            <text:p>5.4721</text:p>
          </table:table-cell>
        </table:table-row>
        <table:table-row table:style-name="ro1">
          <table:table-cell table:formula="of:=ROW()-3" office:value-type="float" office:value="15" calcext:value-type="float">
            <text:p>15</text:p>
          </table:table-cell>
          <table:table-cell table:formula="of:=1" office:value-type="float" office:value="1" calcext:value-type="float">
            <text:p>1.0000</text:p>
          </table:table-cell>
          <table:table-cell table:formula="of:=[.C17]+((1/8)*[.E18])" office:value-type="float" office:value="1.40480144121571" calcext:value-type="float">
            <text:p>1.4048</text:p>
          </table:table-cell>
          <table:table-cell table:formula="of:=[.D17]+(1/8)*(ABS([.E18])-[.D17])" office:value-type="float" office:value="0.934898566617235" calcext:value-type="float">
            <text:p>0.9349</text:p>
          </table:table-cell>
          <table:table-cell table:formula="of:=[.B17]-[.C17]" office:value-type="float" office:value="-0.46263021853224" calcext:value-type="float">
            <text:p>-0.4626</text:p>
          </table:table-cell>
          <table:table-cell table:formula="of:=1*[.C18]+4*[.D18]" office:value-type="float" office:value="5.14439570768465" calcext:value-type="float">
            <text:p>5.1444</text:p>
          </table:table-cell>
        </table:table-row>
        <table:table-row table:style-name="ro1">
          <table:table-cell table:formula="of:=ROW()-3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[.C18]+((1/8)*[.E19])" office:value-type="float" office:value="1.35420126106375" calcext:value-type="float">
            <text:p>1.3542</text:p>
          </table:table-cell>
          <table:table-cell table:formula="of:=[.D18]+(1/8)*(ABS([.E19])-[.D18])" office:value-type="float" office:value="0.868636425942045" calcext:value-type="float">
            <text:p>0.8686</text:p>
          </table:table-cell>
          <table:table-cell table:formula="of:=[.B18]-[.C18]" office:value-type="float" office:value="-0.40480144121571" calcext:value-type="float">
            <text:p>-0.4048</text:p>
          </table:table-cell>
          <table:table-cell table:formula="of:=1*[.C19]+4*[.D19]" office:value-type="float" office:value="4.82874696483193" calcext:value-type="float">
            <text:p>4.8287</text:p>
          </table:table-cell>
        </table:table-row>
        <table:table-row table:style-name="ro1">
          <table:table-cell table:formula="of:=ROW()-3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[.C19]+((1/8)*[.E20])" office:value-type="float" office:value="1.30992610343078" calcext:value-type="float">
            <text:p>1.3099</text:p>
          </table:table-cell>
          <table:table-cell table:formula="of:=[.D19]+(1/8)*(ABS([.E20])-[.D19])" office:value-type="float" office:value="0.804332030332257" calcext:value-type="float">
            <text:p>0.8043</text:p>
          </table:table-cell>
          <table:table-cell table:formula="of:=[.B19]-[.C19]" office:value-type="float" office:value="-0.354201261063746" calcext:value-type="float">
            <text:p>-0.3542</text:p>
          </table:table-cell>
          <table:table-cell table:formula="of:=1*[.C20]+4*[.D20]" office:value-type="float" office:value="4.52725422475981" calcext:value-type="float">
            <text:p>4.5273</text:p>
          </table:table-cell>
        </table:table-row>
        <table:table-row table:style-name="ro1">
          <table:table-cell table:formula="of:=ROW()-3" office:value-type="float" office:value="18" calcext:value-type="float">
            <text:p>18</text:p>
          </table:table-cell>
          <table:table-cell table:formula="of:=1" office:value-type="float" office:value="1" calcext:value-type="float">
            <text:p>1.0000</text:p>
          </table:table-cell>
          <table:table-cell table:formula="of:=[.C20]+((1/8)*[.E21])" office:value-type="float" office:value="1.27118534050193" calcext:value-type="float">
            <text:p>1.2712</text:p>
          </table:table-cell>
          <table:table-cell table:formula="of:=[.D20]+(1/8)*(ABS([.E21])-[.D20])" office:value-type="float" office:value="0.742531289469572" calcext:value-type="float">
            <text:p>0.7425</text:p>
          </table:table-cell>
          <table:table-cell table:formula="of:=[.B20]-[.C20]" office:value-type="float" office:value="-0.309926103430778" calcext:value-type="float">
            <text:p>-0.3099</text:p>
          </table:table-cell>
          <table:table-cell table:formula="of:=1*[.C21]+4*[.D21]" office:value-type="float" office:value="4.24131049838022" calcext:value-type="float">
            <text:p>4.2413</text:p>
          </table:table-cell>
        </table:table-row>
        <table:table-row table:style-name="ro1">
          <table:table-cell table:formula="of:=ROW()-3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[.C21]+((1/8)*[.E22])" office:value-type="float" office:value="1.23728717293919" calcext:value-type="float">
            <text:p>1.2373</text:p>
          </table:table-cell>
          <table:table-cell table:formula="of:=[.D21]+(1/8)*(ABS([.E22])-[.D21])" office:value-type="float" office:value="0.683613045848617" calcext:value-type="float">
            <text:p>0.6836</text:p>
          </table:table-cell>
          <table:table-cell table:formula="of:=[.B21]-[.C21]" office:value-type="float" office:value="-0.271185340501931" calcext:value-type="float">
            <text:p>-0.2712</text:p>
          </table:table-cell>
          <table:table-cell table:formula="of:=1*[.C22]+4*[.D22]" office:value-type="float" office:value="3.97173935633366" calcext:value-type="float">
            <text:p>3.9717</text:p>
          </table:table-cell>
        </table:table-row>
        <table:table-row table:style-name="ro1">
          <table:table-cell table:formula="of:=ROW()-3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[.C22]+((1/8)*[.E23])" office:value-type="float" office:value="1.20762627632179" calcext:value-type="float">
            <text:p>1.2076</text:p>
          </table:table-cell>
          <table:table-cell table:formula="of:=[.D22]+(1/8)*(ABS([.E23])-[.D22])" office:value-type="float" office:value="0.627822311734939" calcext:value-type="float">
            <text:p>0.6278</text:p>
          </table:table-cell>
          <table:table-cell table:formula="of:=[.B22]-[.C22]" office:value-type="float" office:value="-0.237287172939189" calcext:value-type="float">
            <text:p>-0.2373</text:p>
          </table:table-cell>
          <table:table-cell table:formula="of:=1*[.C23]+4*[.D23]" office:value-type="float" office:value="3.71891552326155" calcext:value-type="float">
            <text:p>3.7189</text:p>
          </table:table-cell>
        </table:table-row>
        <table:table-row table:style-name="ro1">
          <table:table-cell table:formula="of:=ROW()-3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[.C23]+((1/8)*[.E24])" office:value-type="float" office:value="1.18167299178157" calcext:value-type="float">
            <text:p>1.1817</text:p>
          </table:table-cell>
          <table:table-cell table:formula="of:=[.D23]+(1/8)*(ABS([.E24])-[.D23])" office:value-type="float" office:value="0.575297807308295" calcext:value-type="float">
            <text:p>0.5753</text:p>
          </table:table-cell>
          <table:table-cell table:formula="of:=[.B23]-[.C23]" office:value-type="float" office:value="-0.207626276321791" calcext:value-type="float">
            <text:p>-0.2076</text:p>
          </table:table-cell>
          <table:table-cell table:formula="of:=1*[.C24]+4*[.D24]" office:value-type="float" office:value="3.48286422101475" calcext:value-type="float">
            <text:p>3.4829</text:p>
          </table:table-cell>
        </table:table-row>
        <table:table-row table:style-name="ro1">
          <table:table-cell table:formula="of:=ROW()-3" office:value-type="float" office:value="22" calcext:value-type="float">
            <text:p>22</text:p>
          </table:table-cell>
          <table:table-cell table:formula="of:=1" office:value-type="float" office:value="1" calcext:value-type="float">
            <text:p>1.0000</text:p>
          </table:table-cell>
          <table:table-cell table:formula="of:=[.C24]+((1/8)*[.E25])" office:value-type="float" office:value="1.15896386780887" calcext:value-type="float">
            <text:p>1.1590</text:p>
          </table:table-cell>
          <table:table-cell table:formula="of:=[.D24]+(1/8)*(ABS([.E25])-[.D24])" office:value-type="float" office:value="0.526094705367454" calcext:value-type="float">
            <text:p>0.5261</text:p>
          </table:table-cell>
          <table:table-cell table:formula="of:=[.B24]-[.C24]" office:value-type="float" office:value="-0.181672991781567" calcext:value-type="float">
            <text:p>-0.1817</text:p>
          </table:table-cell>
          <table:table-cell table:formula="of:=1*[.C25]+4*[.D25]" office:value-type="float" office:value="3.26334268927869" calcext:value-type="float">
            <text:p>3.2633</text:p>
          </table:table-cell>
        </table:table-row>
        <table:table-row table:style-name="ro1">
          <table:table-cell table:formula="of:=ROW()-3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[.C25]+((1/8)*[.E26])" office:value-type="float" office:value="1.13909338433276" calcext:value-type="float">
            <text:p>1.1391</text:p>
          </table:table-cell>
          <table:table-cell table:formula="of:=[.D25]+(1/8)*(ABS([.E26])-[.D25])" office:value-type="float" office:value="0.480203350672631" calcext:value-type="float">
            <text:p>0.4802</text:p>
          </table:table-cell>
          <table:table-cell table:formula="of:=[.B25]-[.C25]" office:value-type="float" office:value="-0.158963867808871" calcext:value-type="float">
            <text:p>-0.1590</text:p>
          </table:table-cell>
          <table:table-cell table:formula="of:=1*[.C26]+4*[.D26]" office:value-type="float" office:value="3.05990678702329" calcext:value-type="float">
            <text:p>3.0599</text:p>
          </table:table-cell>
        </table:table-row>
        <table:table-row table:style-name="ro1">
          <table:table-cell table:formula="of:=ROW()-3" office:value-type="float" office:value="24" calcext:value-type="float">
            <text:p>24</text:p>
          </table:table-cell>
          <table:table-cell table:formula="of:=1" office:value-type="float" office:value="1" calcext:value-type="float">
            <text:p>1.0000</text:p>
          </table:table-cell>
          <table:table-cell table:formula="of:=[.C26]+((1/8)*[.E27])" office:value-type="float" office:value="1.12170671129117" calcext:value-type="float">
            <text:p>1.1217</text:p>
          </table:table-cell>
          <table:table-cell table:formula="of:=[.D26]+(1/8)*(ABS([.E27])-[.D26])" office:value-type="float" office:value="0.437564604880148" calcext:value-type="float">
            <text:p>0.4376</text:p>
          </table:table-cell>
          <table:table-cell table:formula="of:=[.B26]-[.C26]" office:value-type="float" office:value="-0.139093384332762" calcext:value-type="float">
            <text:p>-0.1391</text:p>
          </table:table-cell>
          <table:table-cell table:formula="of:=1*[.C27]+4*[.D27]" office:value-type="float" office:value="2.87196513081176" calcext:value-type="float">
            <text:p>2.8720</text:p>
          </table:table-cell>
        </table:table-row>
        <table:table-row table:style-name="ro1">
          <table:table-cell table:formula="of:=ROW()-3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[.C27]+((1/8)*[.E28])" office:value-type="float" office:value="1.10649337237977" calcext:value-type="float">
            <text:p>1.1065</text:p>
          </table:table-cell>
          <table:table-cell table:formula="of:=[.D27]+(1/8)*(ABS([.E28])-[.D27])" office:value-type="float" office:value="0.398082368181525" calcext:value-type="float">
            <text:p>0.3981</text:p>
          </table:table-cell>
          <table:table-cell table:formula="of:=[.B27]-[.C27]" office:value-type="float" office:value="-0.121706711291167" calcext:value-type="float">
            <text:p>-0.1217</text:p>
          </table:table-cell>
          <table:table-cell table:formula="of:=1*[.C28]+4*[.D28]" office:value-type="float" office:value="2.69882284510587" calcext:value-type="float">
            <text:p>2.6988</text:p>
          </table:table-cell>
        </table:table-row>
        <table:table-row table:style-name="ro1">
          <table:table-cell table:formula="of:=ROW()-3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[.C28]+((1/8)*[.E29])" office:value-type="float" office:value="1.0931817008323" calcext:value-type="float">
            <text:p>1.0932</text:p>
          </table:table-cell>
          <table:table-cell table:formula="of:=[.D28]+(1/8)*(ABS([.E29])-[.D28])" office:value-type="float" office:value="0.361633743706306" calcext:value-type="float">
            <text:p>0.3616</text:p>
          </table:table-cell>
          <table:table-cell table:formula="of:=[.B28]-[.C28]" office:value-type="float" office:value="-0.106493372379771" calcext:value-type="float">
            <text:p>-0.1065</text:p>
          </table:table-cell>
          <table:table-cell table:formula="of:=1*[.C29]+4*[.D29]" office:value-type="float" office:value="2.53971667565752" calcext:value-type="float">
            <text:p>2.5397</text:p>
          </table:table-cell>
        </table:table-row>
        <table:table-row table:style-name="ro1">
          <table:table-cell table:formula="of:=ROW()-3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[.C29]+((1/8)*[.E30])" office:value-type="float" office:value="1.08153398822826" calcext:value-type="float">
            <text:p>1.0815</text:p>
          </table:table-cell>
          <table:table-cell table:formula="of:=[.D29]+(1/8)*(ABS([.E30])-[.D29])" office:value-type="float" office:value="0.328077238347055" calcext:value-type="float">
            <text:p>0.3281</text:p>
          </table:table-cell>
          <table:table-cell table:formula="of:=[.B29]-[.C29]" office:value-type="float" office:value="-0.0931817008322997" calcext:value-type="float">
            <text:p>-0.0932</text:p>
          </table:table-cell>
          <table:table-cell table:formula="of:=1*[.C30]+4*[.D30]" office:value-type="float" office:value="2.39384294161648" calcext:value-type="float">
            <text:p>2.393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2:28:30.464745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22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p1-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32">
          <table:table-cell table:number-columns-repeated="6"/>
        </table:table-row>
        <table:table-row table:style-name="ro1">
          <table:table-cell table:style-name="ce3" office:value-type="string" calcext:value-type="string">
            <text:p>delta=1/8</text:p>
          </table:table-cell>
          <table:table-cell table:style-name="ce3" office:value-type="string" calcext:value-type="string">
            <text:p>u=1.0</text:p>
          </table:table-cell>
          <table:table-cell table:style-name="ce3" office:value-type="string" calcext:value-type="string">
            <text:p>phi=4.0</text:p>
          </table:table-cell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Iteration #</text:p>
          </table:table-cell>
          <table:table-cell table:style-name="ce3" office:value-type="string" calcext:value-type="string">
            <text:p>Sample RTT</text:p>
          </table:table-cell>
          <table:table-cell table:style-name="ce3" office:value-type="string" calcext:value-type="string">
            <text:p>Estimated RTT</text:p>
          </table:table-cell>
          <table:table-cell table:style-name="ce3" office:value-type="string" calcext:value-type="string">
            <text:p>Deviation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Timeout</text:p>
          </table:table-cell>
        </table:table-row>
        <table:table-row table:style-name="ro1">
          <table:table-cell table:style-name="ce3" table:formula="of:=ROW()-35" office:value-type="float" office:value="0" calcext:value-type="float">
            <text:p>0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office:value-type="float" office:value="4" calcext:value-type="float">
            <text:p>4.0000</text:p>
          </table:table-cell>
          <table:table-cell table:style-name="ce4" office:value-type="float" office:value="1.5" calcext:value-type="float">
            <text:p>1.5000</text:p>
          </table:table-cell>
          <table:table-cell table:number-columns-repeated="2" table:style-name="ce3" office:value-type="string" calcext:value-type="string">
            <text:p>NA</text:p>
          </table:table-cell>
        </table:table-row>
        <table:table-row table:style-name="ro1">
          <table:table-cell table:style-name="ce3" table:formula="of:=ROW()-35" office:value-type="float" office:value="1" calcext:value-type="float">
            <text:p>1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35]+((1/8)*[.E36])" office:value-type="float" office:value="3.625" calcext:value-type="float">
            <text:p>3.6250</text:p>
          </table:table-cell>
          <table:table-cell table:style-name="ce4" table:formula="of:=[.D35]+(1/8)*(ABS([.E36])-[.D35])" office:value-type="float" office:value="1.6875" calcext:value-type="float">
            <text:p>1.6875</text:p>
          </table:table-cell>
          <table:table-cell table:style-name="ce4" table:formula="of:=[.B35]-[.C35]" office:value-type="float" office:value="-3" calcext:value-type="float">
            <text:p>-3.0000</text:p>
          </table:table-cell>
          <table:table-cell table:style-name="ce4" table:formula="of:=1*[.C36]+4*[.D36]" office:value-type="float" office:value="10.375" calcext:value-type="float">
            <text:p>10.3750</text:p>
          </table:table-cell>
        </table:table-row>
        <table:table-row table:style-name="ro1">
          <table:table-cell table:style-name="ce3" table:formula="of:=ROW()-35" office:value-type="float" office:value="2" calcext:value-type="float">
            <text:p>2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36]+((1/8)*[.E37])" office:value-type="float" office:value="3.296875" calcext:value-type="float">
            <text:p>3.2969</text:p>
          </table:table-cell>
          <table:table-cell table:style-name="ce4" table:formula="of:=[.D36]+(1/8)*(ABS([.E37])-[.D36])" office:value-type="float" office:value="1.8046875" calcext:value-type="float">
            <text:p>1.8047</text:p>
          </table:table-cell>
          <table:table-cell table:style-name="ce4" table:formula="of:=[.B36]-[.C36]" office:value-type="float" office:value="-2.625" calcext:value-type="float">
            <text:p>-2.6250</text:p>
          </table:table-cell>
          <table:table-cell table:style-name="ce4" table:formula="of:=1*[.C37]+4*[.D37]" office:value-type="float" office:value="10.515625" calcext:value-type="float">
            <text:p>10.5156</text:p>
          </table:table-cell>
        </table:table-row>
        <table:table-row table:style-name="ro1">
          <table:table-cell table:style-name="ce3" table:formula="of:=ROW()-35" office:value-type="float" office:value="3" calcext:value-type="float">
            <text:p>3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37]+((1/8)*[.E38])" office:value-type="float" office:value="3.009765625" calcext:value-type="float">
            <text:p>3.0098</text:p>
          </table:table-cell>
          <table:table-cell table:style-name="ce4" table:formula="of:=[.D37]+(1/8)*(ABS([.E38])-[.D37])" office:value-type="float" office:value="1.8662109375" calcext:value-type="float">
            <text:p>1.8662</text:p>
          </table:table-cell>
          <table:table-cell table:style-name="ce4" table:formula="of:=[.B37]-[.C37]" office:value-type="float" office:value="-2.296875" calcext:value-type="float">
            <text:p>-2.2969</text:p>
          </table:table-cell>
          <table:table-cell table:style-name="ce4" table:formula="of:=1*[.C38]+4*[.D38]" office:value-type="float" office:value="10.474609375" calcext:value-type="float">
            <text:p>10.4746</text:p>
          </table:table-cell>
        </table:table-row>
        <table:table-row table:style-name="ro1">
          <table:table-cell table:style-name="ce3" table:formula="of:=ROW()-35" office:value-type="float" office:value="4" calcext:value-type="float">
            <text:p>4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38]+((1/8)*[.E39])" office:value-type="float" office:value="2.758544921875" calcext:value-type="float">
            <text:p>2.7585</text:p>
          </table:table-cell>
          <table:table-cell table:style-name="ce4" table:formula="of:=[.D38]+(1/8)*(ABS([.E39])-[.D38])" office:value-type="float" office:value="1.8841552734375" calcext:value-type="float">
            <text:p>1.8842</text:p>
          </table:table-cell>
          <table:table-cell table:style-name="ce4" table:formula="of:=[.B38]-[.C38]" office:value-type="float" office:value="-2.009765625" calcext:value-type="float">
            <text:p>-2.0098</text:p>
          </table:table-cell>
          <table:table-cell table:style-name="ce4" table:formula="of:=1*[.C39]+4*[.D39]" office:value-type="float" office:value="10.295166015625" calcext:value-type="float">
            <text:p>10.2952</text:p>
          </table:table-cell>
        </table:table-row>
        <table:table-row table:style-name="ro1">
          <table:table-cell table:style-name="ce3" table:formula="of:=ROW()-35" office:value-type="float" office:value="5" calcext:value-type="float">
            <text:p>5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39]+((1/8)*[.E40])" office:value-type="float" office:value="2.53872680664062" calcext:value-type="float">
            <text:p>2.5387</text:p>
          </table:table-cell>
          <table:table-cell table:style-name="ce4" table:formula="of:=[.D39]+(1/8)*(ABS([.E40])-[.D39])" office:value-type="float" office:value="1.86845397949219" calcext:value-type="float">
            <text:p>1.8685</text:p>
          </table:table-cell>
          <table:table-cell table:style-name="ce4" table:formula="of:=[.B39]-[.C39]" office:value-type="float" office:value="-1.758544921875" calcext:value-type="float">
            <text:p>-1.7585</text:p>
          </table:table-cell>
          <table:table-cell table:style-name="ce4" table:formula="of:=1*[.C40]+4*[.D40]" office:value-type="float" office:value="10.0125427246094" calcext:value-type="float">
            <text:p>10.0125</text:p>
          </table:table-cell>
        </table:table-row>
        <table:table-row table:style-name="ro1">
          <table:table-cell table:style-name="ce3" table:formula="of:=ROW()-35" office:value-type="float" office:value="6" calcext:value-type="float">
            <text:p>6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40]+((1/8)*[.E41])" office:value-type="float" office:value="2.34638595581055" calcext:value-type="float">
            <text:p>2.3464</text:p>
          </table:table-cell>
          <table:table-cell table:style-name="ce4" table:formula="of:=[.D40]+(1/8)*(ABS([.E41])-[.D40])" office:value-type="float" office:value="1.82723808288574" calcext:value-type="float">
            <text:p>1.8272</text:p>
          </table:table-cell>
          <table:table-cell table:style-name="ce4" table:formula="of:=[.B40]-[.C40]" office:value-type="float" office:value="-1.53872680664063" calcext:value-type="float">
            <text:p>-1.5387</text:p>
          </table:table-cell>
          <table:table-cell table:style-name="ce4" table:formula="of:=1*[.C41]+4*[.D41]" office:value-type="float" office:value="9.65533828735352" calcext:value-type="float">
            <text:p>9.6553</text:p>
          </table:table-cell>
        </table:table-row>
        <table:table-row table:style-name="ro1">
          <table:table-cell table:style-name="ce3" table:formula="of:=ROW()-35" office:value-type="float" office:value="7" calcext:value-type="float">
            <text:p>7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41]+((1/8)*[.E42])" office:value-type="float" office:value="2.17808771133423" calcext:value-type="float">
            <text:p>2.1781</text:p>
          </table:table-cell>
          <table:table-cell table:style-name="ce4" table:formula="of:=[.D41]+(1/8)*(ABS([.E42])-[.D41])" office:value-type="float" office:value="1.76713156700134" calcext:value-type="float">
            <text:p>1.7671</text:p>
          </table:table-cell>
          <table:table-cell table:style-name="ce4" table:formula="of:=[.B41]-[.C41]" office:value-type="float" office:value="-1.34638595581055" calcext:value-type="float">
            <text:p>-1.3464</text:p>
          </table:table-cell>
          <table:table-cell table:style-name="ce4" table:formula="of:=1*[.C42]+4*[.D42]" office:value-type="float" office:value="9.2466139793396" calcext:value-type="float">
            <text:p>9.2466</text:p>
          </table:table-cell>
        </table:table-row>
        <table:table-row table:style-name="ro1">
          <table:table-cell table:style-name="ce3" table:formula="of:=ROW()-35" office:value-type="float" office:value="8" calcext:value-type="float">
            <text:p>8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42]+((1/8)*[.E43])" office:value-type="float" office:value="2.03082674741745" calcext:value-type="float">
            <text:p>2.0308</text:p>
          </table:table-cell>
          <table:table-cell table:style-name="ce4" table:formula="of:=[.D42]+(1/8)*(ABS([.E43])-[.D42])" office:value-type="float" office:value="1.69350108504295" calcext:value-type="float">
            <text:p>1.6935</text:p>
          </table:table-cell>
          <table:table-cell table:style-name="ce4" table:formula="of:=[.B42]-[.C42]" office:value-type="float" office:value="-1.17808771133423" calcext:value-type="float">
            <text:p>-1.1781</text:p>
          </table:table-cell>
          <table:table-cell table:style-name="ce4" table:formula="of:=1*[.C43]+4*[.D43]" office:value-type="float" office:value="8.80483108758926" calcext:value-type="float">
            <text:p>8.8048</text:p>
          </table:table-cell>
        </table:table-row>
        <table:table-row table:style-name="ro1">
          <table:table-cell table:style-name="ce3" table:formula="of:=ROW()-35" office:value-type="float" office:value="9" calcext:value-type="float">
            <text:p>9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43]+((1/8)*[.E44])" office:value-type="float" office:value="1.90197340399027" calcext:value-type="float">
            <text:p>1.9020</text:p>
          </table:table-cell>
          <table:table-cell table:style-name="ce4" table:formula="of:=[.D43]+(1/8)*(ABS([.E44])-[.D43])" office:value-type="float" office:value="1.61066679283977" calcext:value-type="float">
            <text:p>1.6107</text:p>
          </table:table-cell>
          <table:table-cell table:style-name="ce4" table:formula="of:=[.B43]-[.C43]" office:value-type="float" office:value="-1.03082674741745" calcext:value-type="float">
            <text:p>-1.0308</text:p>
          </table:table-cell>
          <table:table-cell table:style-name="ce4" table:formula="of:=1*[.C44]+4*[.D44]" office:value-type="float" office:value="8.34464057534933" calcext:value-type="float">
            <text:p>8.3446</text:p>
          </table:table-cell>
        </table:table-row>
        <table:table-row table:style-name="ro1">
          <table:table-cell table:style-name="ce3" table:formula="of:=ROW()-35" office:value-type="float" office:value="10" calcext:value-type="float">
            <text:p>10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44]+((1/8)*[.E45])" office:value-type="float" office:value="1.78922672849149" calcext:value-type="float">
            <text:p>1.7892</text:p>
          </table:table-cell>
          <table:table-cell table:style-name="ce4" table:formula="of:=[.D44]+(1/8)*(ABS([.E45])-[.D44])" office:value-type="float" office:value="1.52208011923358" calcext:value-type="float">
            <text:p>1.5221</text:p>
          </table:table-cell>
          <table:table-cell table:style-name="ce4" table:formula="of:=[.B44]-[.C44]" office:value-type="float" office:value="-0.901973403990269" calcext:value-type="float">
            <text:p>-0.9020</text:p>
          </table:table-cell>
          <table:table-cell table:style-name="ce4" table:formula="of:=1*[.C45]+4*[.D45]" office:value-type="float" office:value="7.8775472054258" calcext:value-type="float">
            <text:p>7.8775</text:p>
          </table:table-cell>
        </table:table-row>
        <table:table-row table:style-name="ro1">
          <table:table-cell table:style-name="ce3" table:formula="of:=ROW()-35" office:value-type="float" office:value="11" calcext:value-type="float">
            <text:p>11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45]+((1/8)*[.E46])" office:value-type="float" office:value="1.69057338743005" calcext:value-type="float">
            <text:p>1.6906</text:p>
          </table:table-cell>
          <table:table-cell table:style-name="ce4" table:formula="of:=[.D45]+(1/8)*(ABS([.E46])-[.D45])" office:value-type="float" office:value="1.43047344539082" calcext:value-type="float">
            <text:p>1.4305</text:p>
          </table:table-cell>
          <table:table-cell table:style-name="ce4" table:formula="of:=[.B45]-[.C45]" office:value-type="float" office:value="-0.789226728491485" calcext:value-type="float">
            <text:p>-0.7892</text:p>
          </table:table-cell>
          <table:table-cell table:style-name="ce4" table:formula="of:=1*[.C46]+4*[.D46]" office:value-type="float" office:value="7.41246716899332" calcext:value-type="float">
            <text:p>7.4125</text:p>
          </table:table-cell>
        </table:table-row>
        <table:table-row table:style-name="ro1">
          <table:table-cell table:style-name="ce3" table:formula="of:=ROW()-35" office:value-type="float" office:value="12" calcext:value-type="float">
            <text:p>12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46]+((1/8)*[.E47])" office:value-type="float" office:value="1.60425171400129" calcext:value-type="float">
            <text:p>1.6043</text:p>
          </table:table-cell>
          <table:table-cell table:style-name="ce4" table:formula="of:=[.D46]+(1/8)*(ABS([.E47])-[.D46])" office:value-type="float" office:value="1.33798593814572" calcext:value-type="float">
            <text:p>1.3380</text:p>
          </table:table-cell>
          <table:table-cell table:style-name="ce4" table:formula="of:=[.B46]-[.C46]" office:value-type="float" office:value="-0.69057338743005" calcext:value-type="float">
            <text:p>-0.6906</text:p>
          </table:table-cell>
          <table:table-cell table:style-name="ce4" table:formula="of:=1*[.C47]+4*[.D47]" office:value-type="float" office:value="6.95619546658418" calcext:value-type="float">
            <text:p>6.9562</text:p>
          </table:table-cell>
        </table:table-row>
        <table:table-row table:style-name="ro1">
          <table:table-cell table:style-name="ce3" table:formula="of:=ROW()-35" office:value-type="float" office:value="13" calcext:value-type="float">
            <text:p>13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47]+((1/8)*[.E48])" office:value-type="float" office:value="1.52872024975113" calcext:value-type="float">
            <text:p>1.5287</text:p>
          </table:table-cell>
          <table:table-cell table:style-name="ce4" table:formula="of:=[.D47]+(1/8)*(ABS([.E48])-[.D47])" office:value-type="float" office:value="1.24626916012767" calcext:value-type="float">
            <text:p>1.2463</text:p>
          </table:table-cell>
          <table:table-cell table:style-name="ce4" table:formula="of:=[.B47]-[.C47]" office:value-type="float" office:value="-0.604251714001293" calcext:value-type="float">
            <text:p>-0.6043</text:p>
          </table:table-cell>
          <table:table-cell table:style-name="ce4" table:formula="of:=1*[.C48]+4*[.D48]" office:value-type="float" office:value="6.5137968902618" calcext:value-type="float">
            <text:p>6.5138</text:p>
          </table:table-cell>
        </table:table-row>
        <table:table-row table:style-name="ro1">
          <table:table-cell table:style-name="ce3" table:formula="of:=ROW()-35" office:value-type="float" office:value="14" calcext:value-type="float">
            <text:p>14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48]+((1/8)*[.E49])" office:value-type="float" office:value="1.46263021853224" calcext:value-type="float">
            <text:p>1.4626</text:p>
          </table:table-cell>
          <table:table-cell table:style-name="ce4" table:formula="of:=[.D48]+(1/8)*(ABS([.E49])-[.D48])" office:value-type="float" office:value="1.1565755463306" calcext:value-type="float">
            <text:p>1.1566</text:p>
          </table:table-cell>
          <table:table-cell table:style-name="ce4" table:formula="of:=[.B48]-[.C48]" office:value-type="float" office:value="-0.528720249751132" calcext:value-type="float">
            <text:p>-0.5287</text:p>
          </table:table-cell>
          <table:table-cell table:style-name="ce4" table:formula="of:=1*[.C49]+4*[.D49]" office:value-type="float" office:value="6.08893240385464" calcext:value-type="float">
            <text:p>6.0889</text:p>
          </table:table-cell>
        </table:table-row>
        <table:table-row table:style-name="ro1">
          <table:table-cell table:style-name="ce3" table:formula="of:=ROW()-35" office:value-type="float" office:value="15" calcext:value-type="float">
            <text:p>15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49]+((1/8)*[.E50])" office:value-type="float" office:value="1.40480144121571" calcext:value-type="float">
            <text:p>1.4048</text:p>
          </table:table-cell>
          <table:table-cell table:style-name="ce4" table:formula="of:=[.D49]+(1/8)*(ABS([.E50])-[.D49])" office:value-type="float" office:value="1.06983238035581" calcext:value-type="float">
            <text:p>1.0698</text:p>
          </table:table-cell>
          <table:table-cell table:style-name="ce4" table:formula="of:=[.B49]-[.C49]" office:value-type="float" office:value="-0.46263021853224" calcext:value-type="float">
            <text:p>-0.4626</text:p>
          </table:table-cell>
          <table:table-cell table:style-name="ce4" table:formula="of:=1*[.C50]+4*[.D50]" office:value-type="float" office:value="5.68413096263893" calcext:value-type="float">
            <text:p>5.6841</text:p>
          </table:table-cell>
        </table:table-row>
        <table:table-row table:style-name="ro1">
          <table:table-cell table:style-name="ce3" table:formula="of:=ROW()-35" office:value-type="float" office:value="16" calcext:value-type="float">
            <text:p>16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50]+((1/8)*[.E51])" office:value-type="float" office:value="1.35420126106375" calcext:value-type="float">
            <text:p>1.3542</text:p>
          </table:table-cell>
          <table:table-cell table:style-name="ce4" table:formula="of:=[.D50]+(1/8)*(ABS([.E51])-[.D50])" office:value-type="float" office:value="0.986703512963294" calcext:value-type="float">
            <text:p>0.9867</text:p>
          </table:table-cell>
          <table:table-cell table:style-name="ce4" table:formula="of:=[.B50]-[.C50]" office:value-type="float" office:value="-0.40480144121571" calcext:value-type="float">
            <text:p>-0.4048</text:p>
          </table:table-cell>
          <table:table-cell table:style-name="ce4" table:formula="of:=1*[.C51]+4*[.D51]" office:value-type="float" office:value="5.30101531291692" calcext:value-type="float">
            <text:p>5.3010</text:p>
          </table:table-cell>
        </table:table-row>
        <table:table-row table:style-name="ro1">
          <table:table-cell table:style-name="ce3" table:formula="of:=ROW()-35" office:value-type="float" office:value="17" calcext:value-type="float">
            <text:p>17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51]+((1/8)*[.E52])" office:value-type="float" office:value="1.30992610343078" calcext:value-type="float">
            <text:p>1.3099</text:p>
          </table:table-cell>
          <table:table-cell table:style-name="ce4" table:formula="of:=[.D51]+(1/8)*(ABS([.E52])-[.D51])" office:value-type="float" office:value="0.90764073147585" calcext:value-type="float">
            <text:p>0.9076</text:p>
          </table:table-cell>
          <table:table-cell table:style-name="ce4" table:formula="of:=[.B51]-[.C51]" office:value-type="float" office:value="-0.354201261063746" calcext:value-type="float">
            <text:p>-0.3542</text:p>
          </table:table-cell>
          <table:table-cell table:style-name="ce4" table:formula="of:=1*[.C52]+4*[.D52]" office:value-type="float" office:value="4.94048902933418" calcext:value-type="float">
            <text:p>4.9405</text:p>
          </table:table-cell>
        </table:table-row>
        <table:table-row table:style-name="ro1">
          <table:table-cell table:style-name="ce3" table:formula="of:=ROW()-35" office:value-type="float" office:value="18" calcext:value-type="float">
            <text:p>18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52]+((1/8)*[.E53])" office:value-type="float" office:value="1.27118534050193" calcext:value-type="float">
            <text:p>1.2712</text:p>
          </table:table-cell>
          <table:table-cell table:style-name="ce4" table:formula="of:=[.D52]+(1/8)*(ABS([.E53])-[.D52])" office:value-type="float" office:value="0.832926402970216" calcext:value-type="float">
            <text:p>0.8329</text:p>
          </table:table-cell>
          <table:table-cell table:style-name="ce4" table:formula="of:=[.B52]-[.C52]" office:value-type="float" office:value="-0.309926103430778" calcext:value-type="float">
            <text:p>-0.3099</text:p>
          </table:table-cell>
          <table:table-cell table:style-name="ce4" table:formula="of:=1*[.C53]+4*[.D53]" office:value-type="float" office:value="4.6028909523828" calcext:value-type="float">
            <text:p>4.6029</text:p>
          </table:table-cell>
        </table:table-row>
        <table:table-row table:style-name="ro1">
          <table:table-cell table:style-name="ce3" table:formula="of:=ROW()-35" office:value-type="float" office:value="19" calcext:value-type="float">
            <text:p>19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53]+((1/8)*[.E54])" office:value-type="float" office:value="1.23728717293919" calcext:value-type="float">
            <text:p>1.2373</text:p>
          </table:table-cell>
          <table:table-cell table:style-name="ce4" table:formula="of:=[.D53]+(1/8)*(ABS([.E54])-[.D53])" office:value-type="float" office:value="0.76270877016168" calcext:value-type="float">
            <text:p>0.7627</text:p>
          </table:table-cell>
          <table:table-cell table:style-name="ce4" table:formula="of:=[.B53]-[.C53]" office:value-type="float" office:value="-0.271185340501931" calcext:value-type="float">
            <text:p>-0.2712</text:p>
          </table:table-cell>
          <table:table-cell table:style-name="ce4" table:formula="of:=1*[.C54]+4*[.D54]" office:value-type="float" office:value="4.28812225358591" calcext:value-type="float">
            <text:p>4.2881</text:p>
          </table:table-cell>
        </table:table-row>
        <table:table-row table:style-name="ro1">
          <table:table-cell table:style-name="ce3" table:formula="of:=ROW()-35" office:value-type="float" office:value="20" calcext:value-type="float">
            <text:p>20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54]+((1/8)*[.E55])" office:value-type="float" office:value="1.20762627632179" calcext:value-type="float">
            <text:p>1.2076</text:p>
          </table:table-cell>
          <table:table-cell table:style-name="ce4" table:formula="of:=[.D54]+(1/8)*(ABS([.E55])-[.D54])" office:value-type="float" office:value="0.697031070508869" calcext:value-type="float">
            <text:p>0.6970</text:p>
          </table:table-cell>
          <table:table-cell table:style-name="ce4" table:formula="of:=[.B54]-[.C54]" office:value-type="float" office:value="-0.237287172939189" calcext:value-type="float">
            <text:p>-0.2373</text:p>
          </table:table-cell>
          <table:table-cell table:style-name="ce4" table:formula="of:=1*[.C55]+4*[.D55]" office:value-type="float" office:value="3.99575055835727" calcext:value-type="float">
            <text:p>3.9958</text:p>
          </table:table-cell>
        </table:table-row>
        <table:table-row table:style-name="ro1">
          <table:table-cell table:style-name="ce3" table:formula="of:=ROW()-35" office:value-type="float" office:value="21" calcext:value-type="float">
            <text:p>21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55]+((1/8)*[.E56])" office:value-type="float" office:value="1.18167299178157" calcext:value-type="float">
            <text:p>1.1817</text:p>
          </table:table-cell>
          <table:table-cell table:style-name="ce4" table:formula="of:=[.D55]+(1/8)*(ABS([.E56])-[.D55])" office:value-type="float" office:value="0.635855471235484" calcext:value-type="float">
            <text:p>0.6359</text:p>
          </table:table-cell>
          <table:table-cell table:style-name="ce4" table:formula="of:=[.B55]-[.C55]" office:value-type="float" office:value="-0.207626276321791" calcext:value-type="float">
            <text:p>-0.2076</text:p>
          </table:table-cell>
          <table:table-cell table:style-name="ce4" table:formula="of:=1*[.C56]+4*[.D56]" office:value-type="float" office:value="3.7250948767235" calcext:value-type="float">
            <text:p>3.7251</text:p>
          </table:table-cell>
        </table:table-row>
        <table:table-row table:style-name="ro1">
          <table:table-cell table:style-name="ce3" table:formula="of:=ROW()-35" office:value-type="float" office:value="22" calcext:value-type="float">
            <text:p>22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56]+((1/8)*[.E57])" office:value-type="float" office:value="1.15896386780887" calcext:value-type="float">
            <text:p>1.1590</text:p>
          </table:table-cell>
          <table:table-cell table:style-name="ce4" table:formula="of:=[.D56]+(1/8)*(ABS([.E57])-[.D56])" office:value-type="float" office:value="0.579082661303745" calcext:value-type="float">
            <text:p>0.5791</text:p>
          </table:table-cell>
          <table:table-cell table:style-name="ce4" table:formula="of:=[.B56]-[.C56]" office:value-type="float" office:value="-0.181672991781567" calcext:value-type="float">
            <text:p>-0.1817</text:p>
          </table:table-cell>
          <table:table-cell table:style-name="ce4" table:formula="of:=1*[.C57]+4*[.D57]" office:value-type="float" office:value="3.47529451302385" calcext:value-type="float">
            <text:p>3.4753</text:p>
          </table:table-cell>
        </table:table-row>
        <table:table-row table:style-name="ro1">
          <table:table-cell table:style-name="ce3" table:formula="of:=ROW()-35" office:value-type="float" office:value="23" calcext:value-type="float">
            <text:p>23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57]+((1/8)*[.E58])" office:value-type="float" office:value="1.13909338433276" calcext:value-type="float">
            <text:p>1.1391</text:p>
          </table:table-cell>
          <table:table-cell table:style-name="ce4" table:formula="of:=[.D57]+(1/8)*(ABS([.E58])-[.D57])" office:value-type="float" office:value="0.526567812116885" calcext:value-type="float">
            <text:p>0.5266</text:p>
          </table:table-cell>
          <table:table-cell table:style-name="ce4" table:formula="of:=[.B57]-[.C57]" office:value-type="float" office:value="-0.158963867808871" calcext:value-type="float">
            <text:p>-0.1590</text:p>
          </table:table-cell>
          <table:table-cell table:style-name="ce4" table:formula="of:=1*[.C58]+4*[.D58]" office:value-type="float" office:value="3.2453646328003" calcext:value-type="float">
            <text:p>3.2454</text:p>
          </table:table-cell>
        </table:table-row>
        <table:table-row table:style-name="ro1">
          <table:table-cell table:style-name="ce3" table:formula="of:=ROW()-35" office:value-type="float" office:value="24" calcext:value-type="float">
            <text:p>24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58]+((1/8)*[.E59])" office:value-type="float" office:value="1.12170671129117" calcext:value-type="float">
            <text:p>1.1217</text:p>
          </table:table-cell>
          <table:table-cell table:style-name="ce4" table:formula="of:=[.D58]+(1/8)*(ABS([.E59])-[.D58])" office:value-type="float" office:value="0.47813350864387" calcext:value-type="float">
            <text:p>0.4781</text:p>
          </table:table-cell>
          <table:table-cell table:style-name="ce4" table:formula="of:=[.B58]-[.C58]" office:value-type="float" office:value="-0.139093384332762" calcext:value-type="float">
            <text:p>-0.1391</text:p>
          </table:table-cell>
          <table:table-cell table:style-name="ce4" table:formula="of:=1*[.C59]+4*[.D59]" office:value-type="float" office:value="3.03424074586665" calcext:value-type="float">
            <text:p>3.0342</text:p>
          </table:table-cell>
        </table:table-row>
        <table:table-row table:style-name="ro1">
          <table:table-cell table:style-name="ce3" table:formula="of:=ROW()-35" office:value-type="float" office:value="25" calcext:value-type="float">
            <text:p>25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59]+((1/8)*[.E60])" office:value-type="float" office:value="1.10649337237977" calcext:value-type="float">
            <text:p>1.1065</text:p>
          </table:table-cell>
          <table:table-cell table:style-name="ce4" table:formula="of:=[.D59]+(1/8)*(ABS([.E60])-[.D59])" office:value-type="float" office:value="0.433580158974782" calcext:value-type="float">
            <text:p>0.4336</text:p>
          </table:table-cell>
          <table:table-cell table:style-name="ce4" table:formula="of:=[.B59]-[.C59]" office:value-type="float" office:value="-0.121706711291167" calcext:value-type="float">
            <text:p>-0.1217</text:p>
          </table:table-cell>
          <table:table-cell table:style-name="ce4" table:formula="of:=1*[.C60]+4*[.D60]" office:value-type="float" office:value="2.8408140082789" calcext:value-type="float">
            <text:p>2.8408</text:p>
          </table:table-cell>
        </table:table-row>
        <table:table-row table:style-name="ro1">
          <table:table-cell table:style-name="ce3" table:formula="of:=ROW()-35" office:value-type="float" office:value="26" calcext:value-type="float">
            <text:p>26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60]+((1/8)*[.E61])" office:value-type="float" office:value="1.0931817008323" calcext:value-type="float">
            <text:p>1.0932</text:p>
          </table:table-cell>
          <table:table-cell table:style-name="ce4" table:formula="of:=[.D60]+(1/8)*(ABS([.E61])-[.D60])" office:value-type="float" office:value="0.392694310650406" calcext:value-type="float">
            <text:p>0.3927</text:p>
          </table:table-cell>
          <table:table-cell table:style-name="ce4" table:formula="of:=[.B60]-[.C60]" office:value-type="float" office:value="-0.106493372379771" calcext:value-type="float">
            <text:p>-0.1065</text:p>
          </table:table-cell>
          <table:table-cell table:style-name="ce4" table:formula="of:=1*[.C61]+4*[.D61]" office:value-type="float" office:value="2.66395894343392" calcext:value-type="float">
            <text:p>2.6640</text:p>
          </table:table-cell>
        </table:table-row>
        <table:table-row table:style-name="ro1">
          <table:table-cell table:style-name="ce3" table:formula="of:=ROW()-35" office:value-type="float" office:value="27" calcext:value-type="float">
            <text:p>27</text:p>
          </table:table-cell>
          <table:table-cell table:style-name="ce4" table:formula="of:=1" office:value-type="float" office:value="1" calcext:value-type="float">
            <text:p>1.0000</text:p>
          </table:table-cell>
          <table:table-cell table:style-name="ce4" table:formula="of:=[.C61]+((1/8)*[.E62])" office:value-type="float" office:value="1.08153398822826" calcext:value-type="float">
            <text:p>1.0815</text:p>
          </table:table-cell>
          <table:table-cell table:style-name="ce4" table:formula="of:=[.D61]+(1/8)*(ABS([.E62])-[.D61])" office:value-type="float" office:value="0.355255234423142" calcext:value-type="float">
            <text:p>0.3553</text:p>
          </table:table-cell>
          <table:table-cell table:style-name="ce4" table:formula="of:=[.B61]-[.C61]" office:value-type="float" office:value="-0.0931817008322997" calcext:value-type="float">
            <text:p>-0.0932</text:p>
          </table:table-cell>
          <table:table-cell table:style-name="ce4" table:formula="of:=1*[.C62]+4*[.D62]" office:value-type="float" office:value="2.50255492592083" calcext:value-type="float">
            <text:p>2.5026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2:31:26.062588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22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p1-b" table:style-name="ta1">
        <table:table-column table:style-name="co1" table:default-cell-style-name="ce3"/>
        <table:table-column table:style-name="co1" table:number-columns-repeated="5" table:default-cell-style-name="ce4"/>
        <table:table-row table:style-name="ro1">
          <table:table-cell office:value-type="string" calcext:value-type="string">
            <text:p>delta=1/4</text:p>
          </table:table-cell>
          <table:table-cell table:style-name="ce3" office:value-type="string" calcext:value-type="string">
            <text:p>u=1.0</text:p>
          </table:table-cell>
          <table:table-cell table:style-name="ce3" office:value-type="string" calcext:value-type="string">
            <text:p>phi=4.0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Iteration #</text:p>
          </table:table-cell>
          <table:table-cell table:style-name="ce3" office:value-type="string" calcext:value-type="string">
            <text:p>Sample RTT</text:p>
          </table:table-cell>
          <table:table-cell table:style-name="ce3" office:value-type="string" calcext:value-type="string">
            <text:p>Estimated RTT</text:p>
          </table:table-cell>
          <table:table-cell table:style-name="ce3" office:value-type="string" calcext:value-type="string">
            <text:p>Deviation</text:p>
          </table:table-cell>
          <table:table-cell table:style-name="ce3" office:value-type="string" calcext:value-type="string">
            <text:p>Difference</text:p>
          </table:table-cell>
          <table:table-cell table:style-name="ce3" office:value-type="string" calcext:value-type="string">
            <text:p>Timeout</text:p>
          </table:table-cell>
        </table:table-row>
        <table:table-row table:style-name="ro1">
          <table:table-cell table:formula="of:=ROW()-3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4" calcext:value-type="float">
            <text:p>4.0000</text:p>
          </table:table-cell>
          <table:table-cell office:value-type="float" office:value="0.5" calcext:value-type="float">
            <text:p>0.5000</text:p>
          </table:table-cell>
          <table:table-cell table:number-columns-repeated="2" table:style-name="ce3" office:value-type="string" calcext:value-type="string">
            <text:p>NA</text:p>
          </table:table-cell>
        </table:table-row>
        <table:table-row table:style-name="ro1">
          <table:table-cell table:formula="of:=ROW()-3" office:value-type="float" office:value="1" calcext:value-type="float">
            <text:p>1</text:p>
          </table:table-cell>
          <table:table-cell table:formula="of:=1" office:value-type="float" office:value="1" calcext:value-type="float">
            <text:p>1.0000</text:p>
          </table:table-cell>
          <table:table-cell table:formula="of:=[.C3]+((1/4)*[.E4])" office:value-type="float" office:value="3.25" calcext:value-type="float">
            <text:p>3.2500</text:p>
          </table:table-cell>
          <table:table-cell table:formula="of:=[.D3]+(1/4)*(ABS([.E4])-[.D3])" office:value-type="float" office:value="1.125" calcext:value-type="float">
            <text:p>1.1250</text:p>
          </table:table-cell>
          <table:table-cell table:formula="of:=[.B3]-[.C3]" office:value-type="float" office:value="-3" calcext:value-type="float">
            <text:p>-3.0000</text:p>
          </table:table-cell>
          <table:table-cell table:formula="of:=1*[.C4]+4*[.D4]" office:value-type="float" office:value="7.75" calcext:value-type="float">
            <text:p>7.7500</text:p>
          </table:table-cell>
        </table:table-row>
        <table:table-row table:style-name="ro1">
          <table:table-cell table:formula="of:=ROW()-3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[.C4]+((1/4)*[.E5])" office:value-type="float" office:value="2.6875" calcext:value-type="float">
            <text:p>2.6875</text:p>
          </table:table-cell>
          <table:table-cell table:formula="of:=[.D4]+(1/4)*(ABS([.E5])-[.D4])" office:value-type="float" office:value="1.40625" calcext:value-type="float">
            <text:p>1.4063</text:p>
          </table:table-cell>
          <table:table-cell table:formula="of:=[.B4]-[.C4]" office:value-type="float" office:value="-2.25" calcext:value-type="float">
            <text:p>-2.2500</text:p>
          </table:table-cell>
          <table:table-cell table:formula="of:=1*[.C5]+4*[.D5]" office:value-type="float" office:value="8.3125" calcext:value-type="float">
            <text:p>8.3125</text:p>
          </table:table-cell>
        </table:table-row>
        <table:table-row table:style-name="ro1">
          <table:table-cell table:formula="of:=ROW()-3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[.C5]+((1/4)*[.E6])" office:value-type="float" office:value="2.265625" calcext:value-type="float">
            <text:p>2.2656</text:p>
          </table:table-cell>
          <table:table-cell table:formula="of:=[.D5]+(1/4)*(ABS([.E6])-[.D5])" office:value-type="float" office:value="1.4765625" calcext:value-type="float">
            <text:p>1.4766</text:p>
          </table:table-cell>
          <table:table-cell table:formula="of:=[.B5]-[.C5]" office:value-type="float" office:value="-1.6875" calcext:value-type="float">
            <text:p>-1.6875</text:p>
          </table:table-cell>
          <table:table-cell table:formula="of:=1*[.C6]+4*[.D6]" office:value-type="float" office:value="8.171875" calcext:value-type="float">
            <text:p>8.1719</text:p>
          </table:table-cell>
        </table:table-row>
        <table:table-row table:style-name="ro1">
          <table:table-cell table:formula="of:=ROW()-3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[.C6]+((1/4)*[.E7])" office:value-type="float" office:value="1.94921875" calcext:value-type="float">
            <text:p>1.9492</text:p>
          </table:table-cell>
          <table:table-cell table:formula="of:=[.D6]+(1/4)*(ABS([.E7])-[.D6])" office:value-type="float" office:value="1.423828125" calcext:value-type="float">
            <text:p>1.4238</text:p>
          </table:table-cell>
          <table:table-cell table:formula="of:=[.B6]-[.C6]" office:value-type="float" office:value="-1.265625" calcext:value-type="float">
            <text:p>-1.2656</text:p>
          </table:table-cell>
          <table:table-cell table:formula="of:=1*[.C7]+4*[.D7]" office:value-type="float" office:value="7.64453125" calcext:value-type="float">
            <text:p>7.6445</text:p>
          </table:table-cell>
        </table:table-row>
        <table:table-row table:style-name="ro1">
          <table:table-cell table:formula="of:=ROW()-3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[.C7]+((1/4)*[.E8])" office:value-type="float" office:value="1.7119140625" calcext:value-type="float">
            <text:p>1.7119</text:p>
          </table:table-cell>
          <table:table-cell table:formula="of:=[.D7]+(1/4)*(ABS([.E8])-[.D7])" office:value-type="float" office:value="1.30517578125" calcext:value-type="float">
            <text:p>1.3052</text:p>
          </table:table-cell>
          <table:table-cell table:formula="of:=[.B7]-[.C7]" office:value-type="float" office:value="-0.94921875" calcext:value-type="float">
            <text:p>-0.9492</text:p>
          </table:table-cell>
          <table:table-cell table:formula="of:=1*[.C8]+4*[.D8]" office:value-type="float" office:value="6.9326171875" calcext:value-type="float">
            <text:p>6.9326</text:p>
          </table:table-cell>
        </table:table-row>
        <table:table-row table:style-name="ro1">
          <table:table-cell table:formula="of:=ROW()-3" office:value-type="float" office:value="6" calcext:value-type="float">
            <text:p>6</text:p>
          </table:table-cell>
          <table:table-cell table:formula="of:=1" office:value-type="float" office:value="1" calcext:value-type="float">
            <text:p>1.0000</text:p>
          </table:table-cell>
          <table:table-cell table:formula="of:=[.C8]+((1/4)*[.E9])" office:value-type="float" office:value="1.533935546875" calcext:value-type="float">
            <text:p>1.5339</text:p>
          </table:table-cell>
          <table:table-cell table:formula="of:=[.D8]+(1/4)*(ABS([.E9])-[.D8])" office:value-type="float" office:value="1.1568603515625" calcext:value-type="float">
            <text:p>1.1569</text:p>
          </table:table-cell>
          <table:table-cell table:formula="of:=[.B8]-[.C8]" office:value-type="float" office:value="-0.7119140625" calcext:value-type="float">
            <text:p>-0.7119</text:p>
          </table:table-cell>
          <table:table-cell table:formula="of:=1*[.C9]+4*[.D9]" office:value-type="float" office:value="6.161376953125" calcext:value-type="float">
            <text:p>6.1614</text:p>
          </table:table-cell>
        </table:table-row>
        <table:table-row table:style-name="ro1">
          <table:table-cell table:formula="of:=ROW()-3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[.C9]+((1/4)*[.E10])" office:value-type="float" office:value="1.40045166015625" calcext:value-type="float">
            <text:p>1.4005</text:p>
          </table:table-cell>
          <table:table-cell table:formula="of:=[.D9]+(1/4)*(ABS([.E10])-[.D9])" office:value-type="float" office:value="1.00112915039063" calcext:value-type="float">
            <text:p>1.0011</text:p>
          </table:table-cell>
          <table:table-cell table:formula="of:=[.B9]-[.C9]" office:value-type="float" office:value="-0.533935546875" calcext:value-type="float">
            <text:p>-0.5339</text:p>
          </table:table-cell>
          <table:table-cell table:formula="of:=1*[.C10]+4*[.D10]" office:value-type="float" office:value="5.40496826171875" calcext:value-type="float">
            <text:p>5.4050</text:p>
          </table:table-cell>
        </table:table-row>
        <table:table-row table:style-name="ro1">
          <table:table-cell table:formula="of:=ROW()-3" office:value-type="float" office:value="8" calcext:value-type="float">
            <text:p>8</text:p>
          </table:table-cell>
          <table:table-cell table:formula="of:=1" office:value-type="float" office:value="1" calcext:value-type="float">
            <text:p>1.0000</text:p>
          </table:table-cell>
          <table:table-cell table:formula="of:=[.C10]+((1/4)*[.E11])" office:value-type="float" office:value="1.30033874511719" calcext:value-type="float">
            <text:p>1.3003</text:p>
          </table:table-cell>
          <table:table-cell table:formula="of:=[.D10]+(1/4)*(ABS([.E11])-[.D10])" office:value-type="float" office:value="0.850959777832031" calcext:value-type="float">
            <text:p>0.8510</text:p>
          </table:table-cell>
          <table:table-cell table:formula="of:=[.B10]-[.C10]" office:value-type="float" office:value="-0.40045166015625" calcext:value-type="float">
            <text:p>-0.4005</text:p>
          </table:table-cell>
          <table:table-cell table:formula="of:=1*[.C11]+4*[.D11]" office:value-type="float" office:value="4.70417785644531" calcext:value-type="float">
            <text:p>4.7042</text:p>
          </table:table-cell>
        </table:table-row>
        <table:table-row table:style-name="ro1">
          <table:table-cell table:formula="of:=ROW()-3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[.C11]+((1/4)*[.E12])" office:value-type="float" office:value="1.22525405883789" calcext:value-type="float">
            <text:p>1.2253</text:p>
          </table:table-cell>
          <table:table-cell table:formula="of:=[.D11]+(1/4)*(ABS([.E12])-[.D11])" office:value-type="float" office:value="0.71330451965332" calcext:value-type="float">
            <text:p>0.7133</text:p>
          </table:table-cell>
          <table:table-cell table:formula="of:=[.B11]-[.C11]" office:value-type="float" office:value="-0.300338745117187" calcext:value-type="float">
            <text:p>-0.3003</text:p>
          </table:table-cell>
          <table:table-cell table:formula="of:=1*[.C12]+4*[.D12]" office:value-type="float" office:value="4.07847213745117" calcext:value-type="float">
            <text:p>4.0785</text:p>
          </table:table-cell>
        </table:table-row>
        <table:table-row table:style-name="ro1">
          <table:table-cell table:formula="of:=ROW()-3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[.C12]+((1/4)*[.E13])" office:value-type="float" office:value="1.16894054412842" calcext:value-type="float">
            <text:p>1.1689</text:p>
          </table:table-cell>
          <table:table-cell table:formula="of:=[.D12]+(1/4)*(ABS([.E13])-[.D12])" office:value-type="float" office:value="0.591291904449463" calcext:value-type="float">
            <text:p>0.5913</text:p>
          </table:table-cell>
          <table:table-cell table:formula="of:=[.B12]-[.C12]" office:value-type="float" office:value="-0.225254058837891" calcext:value-type="float">
            <text:p>-0.2253</text:p>
          </table:table-cell>
          <table:table-cell table:formula="of:=1*[.C13]+4*[.D13]" office:value-type="float" office:value="3.53410816192627" calcext:value-type="float">
            <text:p>3.5341</text:p>
          </table:table-cell>
        </table:table-row>
        <table:table-row table:style-name="ro1">
          <table:table-cell table:formula="of:=ROW()-3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[.C13]+((1/4)*[.E14])" office:value-type="float" office:value="1.12670540809631" calcext:value-type="float">
            <text:p>1.1267</text:p>
          </table:table-cell>
          <table:table-cell table:formula="of:=[.D13]+(1/4)*(ABS([.E14])-[.D13])" office:value-type="float" office:value="0.485704064369202" calcext:value-type="float">
            <text:p>0.4857</text:p>
          </table:table-cell>
          <table:table-cell table:formula="of:=[.B13]-[.C13]" office:value-type="float" office:value="-0.168940544128418" calcext:value-type="float">
            <text:p>-0.1689</text:p>
          </table:table-cell>
          <table:table-cell table:formula="of:=1*[.C14]+4*[.D14]" office:value-type="float" office:value="3.06952166557312" calcext:value-type="float">
            <text:p>3.0695</text:p>
          </table:table-cell>
        </table:table-row>
        <table:table-row table:style-name="ro1">
          <table:table-cell table:formula="of:=ROW()-3" office:value-type="float" office:value="12" calcext:value-type="float">
            <text:p>12</text:p>
          </table:table-cell>
          <table:table-cell table:formula="of:=1" office:value-type="float" office:value="1" calcext:value-type="float">
            <text:p>1.0000</text:p>
          </table:table-cell>
          <table:table-cell table:formula="of:=[.C14]+((1/4)*[.E15])" office:value-type="float" office:value="1.09502905607224" calcext:value-type="float">
            <text:p>1.0950</text:p>
          </table:table-cell>
          <table:table-cell table:formula="of:=[.D14]+(1/4)*(ABS([.E15])-[.D14])" office:value-type="float" office:value="0.39595440030098" calcext:value-type="float">
            <text:p>0.3960</text:p>
          </table:table-cell>
          <table:table-cell table:formula="of:=[.B14]-[.C14]" office:value-type="float" office:value="-0.126705408096313" calcext:value-type="float">
            <text:p>-0.1267</text:p>
          </table:table-cell>
          <table:table-cell table:formula="of:=1*[.C15]+4*[.D15]" office:value-type="float" office:value="2.67884665727615" calcext:value-type="float">
            <text:p>2.6788</text:p>
          </table:table-cell>
        </table:table-row>
        <table:table-row table:style-name="ro1">
          <table:table-cell table:formula="of:=ROW()-3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[.C15]+((1/4)*[.E16])" office:value-type="float" office:value="1.07127179205418" calcext:value-type="float">
            <text:p>1.0713</text:p>
          </table:table-cell>
          <table:table-cell table:formula="of:=[.D15]+(1/4)*(ABS([.E16])-[.D15])" office:value-type="float" office:value="0.320723064243793" calcext:value-type="float">
            <text:p>0.3207</text:p>
          </table:table-cell>
          <table:table-cell table:formula="of:=[.B15]-[.C15]" office:value-type="float" office:value="-0.0950290560722351" calcext:value-type="float">
            <text:p>-0.0950</text:p>
          </table:table-cell>
          <table:table-cell table:formula="of:=1*[.C16]+4*[.D16]" office:value-type="float" office:value="2.35416404902935" calcext:value-type="float">
            <text:p>2.3542</text:p>
          </table:table-cell>
        </table:table-row>
        <table:table-row table:style-name="ro1">
          <table:table-cell table:formula="of:=ROW()-3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[.C16]+((1/4)*[.E17])" office:value-type="float" office:value="1.05345384404063" calcext:value-type="float">
            <text:p>1.0535</text:p>
          </table:table-cell>
          <table:table-cell table:formula="of:=[.D16]+(1/4)*(ABS([.E17])-[.D16])" office:value-type="float" office:value="0.258360246196389" calcext:value-type="float">
            <text:p>0.2584</text:p>
          </table:table-cell>
          <table:table-cell table:formula="of:=[.B16]-[.C16]" office:value-type="float" office:value="-0.0712717920541763" calcext:value-type="float">
            <text:p>-0.0713</text:p>
          </table:table-cell>
          <table:table-cell table:formula="of:=1*[.C17]+4*[.D17]" office:value-type="float" office:value="2.08689482882619" calcext:value-type="float">
            <text:p>2.0869</text:p>
          </table:table-cell>
        </table:table-row>
        <table:table-row table:style-name="ro1">
          <table:table-cell table:formula="of:=ROW()-3" office:value-type="float" office:value="15" calcext:value-type="float">
            <text:p>15</text:p>
          </table:table-cell>
          <table:table-cell table:formula="of:=1" office:value-type="float" office:value="1" calcext:value-type="float">
            <text:p>1.0000</text:p>
          </table:table-cell>
          <table:table-cell table:formula="of:=[.C17]+((1/4)*[.E18])" office:value-type="float" office:value="1.04009038303047" calcext:value-type="float">
            <text:p>1.0401</text:p>
          </table:table-cell>
          <table:table-cell table:formula="of:=[.D17]+(1/4)*(ABS([.E18])-[.D17])" office:value-type="float" office:value="0.20713364565745" calcext:value-type="float">
            <text:p>0.2071</text:p>
          </table:table-cell>
          <table:table-cell table:formula="of:=[.B17]-[.C17]" office:value-type="float" office:value="-0.0534538440406323" calcext:value-type="float">
            <text:p>-0.0535</text:p>
          </table:table-cell>
          <table:table-cell table:formula="of:=1*[.C18]+4*[.D18]" office:value-type="float" office:value="1.86862496566027" calcext:value-type="float">
            <text:p>1.8686</text:p>
          </table:table-cell>
        </table:table-row>
        <table:table-row table:style-name="ro1">
          <table:table-cell table:formula="of:=ROW()-3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[.C18]+((1/4)*[.E19])" office:value-type="float" office:value="1.03006778727286" calcext:value-type="float">
            <text:p>1.0301</text:p>
          </table:table-cell>
          <table:table-cell table:formula="of:=[.D18]+(1/4)*(ABS([.E19])-[.D18])" office:value-type="float" office:value="0.165372830000706" calcext:value-type="float">
            <text:p>0.1654</text:p>
          </table:table-cell>
          <table:table-cell table:formula="of:=[.B18]-[.C18]" office:value-type="float" office:value="-0.0400903830304742" calcext:value-type="float">
            <text:p>-0.0401</text:p>
          </table:table-cell>
          <table:table-cell table:formula="of:=1*[.C19]+4*[.D19]" office:value-type="float" office:value="1.69155910727568" calcext:value-type="float">
            <text:p>1.6916</text:p>
          </table:table-cell>
        </table:table-row>
        <table:table-row table:style-name="ro1">
          <table:table-cell table:formula="of:=ROW()-3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[.C19]+((1/4)*[.E20])" office:value-type="float" office:value="1.02255084045464" calcext:value-type="float">
            <text:p>1.0226</text:p>
          </table:table-cell>
          <table:table-cell table:formula="of:=[.D19]+(1/4)*(ABS([.E20])-[.D19])" office:value-type="float" office:value="0.131546569318743" calcext:value-type="float">
            <text:p>0.1315</text:p>
          </table:table-cell>
          <table:table-cell table:formula="of:=[.B19]-[.C19]" office:value-type="float" office:value="-0.0300677872728556" calcext:value-type="float">
            <text:p>-0.0301</text:p>
          </table:table-cell>
          <table:table-cell table:formula="of:=1*[.C20]+4*[.D20]" office:value-type="float" office:value="1.54873711772962" calcext:value-type="float">
            <text:p>1.5487</text:p>
          </table:table-cell>
        </table:table-row>
        <table:table-row table:style-name="ro1">
          <table:table-cell table:formula="of:=ROW()-3" office:value-type="float" office:value="18" calcext:value-type="float">
            <text:p>18</text:p>
          </table:table-cell>
          <table:table-cell table:formula="of:=1" office:value-type="float" office:value="1" calcext:value-type="float">
            <text:p>1.0000</text:p>
          </table:table-cell>
          <table:table-cell table:formula="of:=[.C20]+((1/4)*[.E21])" office:value-type="float" office:value="1.01691313034098" calcext:value-type="float">
            <text:p>1.0169</text:p>
          </table:table-cell>
          <table:table-cell table:formula="of:=[.D20]+(1/4)*(ABS([.E21])-[.D20])" office:value-type="float" office:value="0.104297637102718" calcext:value-type="float">
            <text:p>0.1043</text:p>
          </table:table-cell>
          <table:table-cell table:formula="of:=[.B20]-[.C20]" office:value-type="float" office:value="-0.0225508404546417" calcext:value-type="float">
            <text:p>-0.0226</text:p>
          </table:table-cell>
          <table:table-cell table:formula="of:=1*[.C21]+4*[.D21]" office:value-type="float" office:value="1.43410367875185" calcext:value-type="float">
            <text:p>1.4341</text:p>
          </table:table-cell>
        </table:table-row>
        <table:table-row table:style-name="ro1">
          <table:table-cell table:formula="of:=ROW()-3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[.C21]+((1/4)*[.E22])" office:value-type="float" office:value="1.01268484775574" calcext:value-type="float">
            <text:p>1.0127</text:p>
          </table:table-cell>
          <table:table-cell table:formula="of:=[.D21]+(1/4)*(ABS([.E22])-[.D21])" office:value-type="float" office:value="0.0824515104122838" calcext:value-type="float">
            <text:p>0.0825</text:p>
          </table:table-cell>
          <table:table-cell table:formula="of:=[.B21]-[.C21]" office:value-type="float" office:value="-0.0169131303409813" calcext:value-type="float">
            <text:p>-0.0169</text:p>
          </table:table-cell>
          <table:table-cell table:formula="of:=1*[.C22]+4*[.D22]" office:value-type="float" office:value="1.34249088940487" calcext:value-type="float">
            <text:p>1.3425</text:p>
          </table:table-cell>
        </table:table-row>
        <table:table-row table:style-name="ro1">
          <table:table-cell table:formula="of:=ROW()-3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[.C22]+((1/4)*[.E23])" office:value-type="float" office:value="1.0095136358168" calcext:value-type="float">
            <text:p>1.0095</text:p>
          </table:table-cell>
          <table:table-cell table:formula="of:=[.D22]+(1/4)*(ABS([.E23])-[.D22])" office:value-type="float" office:value="0.0650098447481469" calcext:value-type="float">
            <text:p>0.0650</text:p>
          </table:table-cell>
          <table:table-cell table:formula="of:=[.B22]-[.C22]" office:value-type="float" office:value="-0.012684847755736" calcext:value-type="float">
            <text:p>-0.0127</text:p>
          </table:table-cell>
          <table:table-cell table:formula="of:=1*[.C23]+4*[.D23]" office:value-type="float" office:value="1.26955301480939" calcext:value-type="float">
            <text:p>1.2696</text:p>
          </table:table-cell>
        </table:table-row>
        <table:table-row table:style-name="ro1">
          <table:table-cell table:formula="of:=ROW()-3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[.C23]+((1/4)*[.E24])" office:value-type="float" office:value="1.0071352268626" calcext:value-type="float">
            <text:p>1.0071</text:p>
          </table:table-cell>
          <table:table-cell table:formula="of:=[.D23]+(1/4)*(ABS([.E24])-[.D23])" office:value-type="float" office:value="0.0511357925153106" calcext:value-type="float">
            <text:p>0.0511</text:p>
          </table:table-cell>
          <table:table-cell table:formula="of:=[.B23]-[.C23]" office:value-type="float" office:value="-0.00951363581680198" calcext:value-type="float">
            <text:p>-0.0095</text:p>
          </table:table-cell>
          <table:table-cell table:formula="of:=1*[.C24]+4*[.D24]" office:value-type="float" office:value="1.21167839692384" calcext:value-type="float">
            <text:p>1.2117</text:p>
          </table:table-cell>
        </table:table-row>
        <table:table-row table:style-name="ro1">
          <table:table-cell table:formula="of:=ROW()-3" office:value-type="float" office:value="22" calcext:value-type="float">
            <text:p>22</text:p>
          </table:table-cell>
          <table:table-cell table:formula="of:=1" office:value-type="float" office:value="1" calcext:value-type="float">
            <text:p>1.0000</text:p>
          </table:table-cell>
          <table:table-cell table:formula="of:=[.C24]+((1/4)*[.E25])" office:value-type="float" office:value="1.00535142014695" calcext:value-type="float">
            <text:p>1.0054</text:p>
          </table:table-cell>
          <table:table-cell table:formula="of:=[.D24]+(1/4)*(ABS([.E25])-[.D24])" office:value-type="float" office:value="0.0401356511021334" calcext:value-type="float">
            <text:p>0.0401</text:p>
          </table:table-cell>
          <table:table-cell table:formula="of:=[.B24]-[.C24]" office:value-type="float" office:value="-0.00713522686260149" calcext:value-type="float">
            <text:p>-0.0071</text:p>
          </table:table-cell>
          <table:table-cell table:formula="of:=1*[.C25]+4*[.D25]" office:value-type="float" office:value="1.16589402455548" calcext:value-type="float">
            <text:p>1.1659</text:p>
          </table:table-cell>
        </table:table-row>
        <table:table-row table:style-name="ro1">
          <table:table-cell table:formula="of:=ROW()-3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[.C25]+((1/4)*[.E26])" office:value-type="float" office:value="1.00401356511021" calcext:value-type="float">
            <text:p>1.0040</text:p>
          </table:table-cell>
          <table:table-cell table:formula="of:=[.D25]+(1/4)*(ABS([.E26])-[.D25])" office:value-type="float" office:value="0.0314395933633378" calcext:value-type="float">
            <text:p>0.0314</text:p>
          </table:table-cell>
          <table:table-cell table:formula="of:=[.B25]-[.C25]" office:value-type="float" office:value="-0.00535142014695111" calcext:value-type="float">
            <text:p>-0.0054</text:p>
          </table:table-cell>
          <table:table-cell table:formula="of:=1*[.C26]+4*[.D26]" office:value-type="float" office:value="1.12977193856356" calcext:value-type="float">
            <text:p>1.1298</text:p>
          </table:table-cell>
        </table:table-row>
        <table:table-row table:style-name="ro1">
          <table:table-cell table:formula="of:=ROW()-3" office:value-type="float" office:value="24" calcext:value-type="float">
            <text:p>24</text:p>
          </table:table-cell>
          <table:table-cell table:formula="of:=1" office:value-type="float" office:value="1" calcext:value-type="float">
            <text:p>1.0000</text:p>
          </table:table-cell>
          <table:table-cell table:formula="of:=[.C26]+((1/4)*[.E27])" office:value-type="float" office:value="1.00301017383266" calcext:value-type="float">
            <text:p>1.0030</text:p>
          </table:table-cell>
          <table:table-cell table:formula="of:=[.D26]+(1/4)*(ABS([.E27])-[.D26])" office:value-type="float" office:value="0.0245830863000567" calcext:value-type="float">
            <text:p>0.0246</text:p>
          </table:table-cell>
          <table:table-cell table:formula="of:=[.B26]-[.C26]" office:value-type="float" office:value="-0.00401356511021334" calcext:value-type="float">
            <text:p>-0.0040</text:p>
          </table:table-cell>
          <table:table-cell table:formula="of:=1*[.C27]+4*[.D27]" office:value-type="float" office:value="1.10134251903289" calcext:value-type="float">
            <text:p>1.1013</text:p>
          </table:table-cell>
        </table:table-row>
        <table:table-row table:style-name="ro1">
          <table:table-cell table:formula="of:=ROW()-3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[.C27]+((1/4)*[.E28])" office:value-type="float" office:value="1.0022576303745" calcext:value-type="float">
            <text:p>1.0023</text:p>
          </table:table-cell>
          <table:table-cell table:formula="of:=[.D27]+(1/4)*(ABS([.E28])-[.D27])" office:value-type="float" office:value="0.0191898581832075" calcext:value-type="float">
            <text:p>0.0192</text:p>
          </table:table-cell>
          <table:table-cell table:formula="of:=[.B27]-[.C27]" office:value-type="float" office:value="-0.00301017383266" calcext:value-type="float">
            <text:p>-0.0030</text:p>
          </table:table-cell>
          <table:table-cell table:formula="of:=1*[.C28]+4*[.D28]" office:value-type="float" office:value="1.07901706310733" calcext:value-type="float">
            <text:p>1.0790</text:p>
          </table:table-cell>
        </table:table-row>
        <table:table-row table:style-name="ro1">
          <table:table-cell table:formula="of:=ROW()-3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[.C28]+((1/4)*[.E29])" office:value-type="float" office:value="1.00169322278087" calcext:value-type="float">
            <text:p>1.0017</text:p>
          </table:table-cell>
          <table:table-cell table:formula="of:=[.D28]+(1/4)*(ABS([.E29])-[.D28])" office:value-type="float" office:value="0.0149568012310294" calcext:value-type="float">
            <text:p>0.0150</text:p>
          </table:table-cell>
          <table:table-cell table:formula="of:=[.B28]-[.C28]" office:value-type="float" office:value="-0.002257630374495" calcext:value-type="float">
            <text:p>-0.0023</text:p>
          </table:table-cell>
          <table:table-cell table:formula="of:=1*[.C29]+4*[.D29]" office:value-type="float" office:value="1.06152042770499" calcext:value-type="float">
            <text:p>1.0615</text:p>
          </table:table-cell>
        </table:table-row>
        <table:table-row table:style-name="ro1">
          <table:table-cell table:formula="of:=ROW()-3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[.C29]+((1/4)*[.E30])" office:value-type="float" office:value="1.00126991708565" calcext:value-type="float">
            <text:p>1.0013</text:p>
          </table:table-cell>
          <table:table-cell table:formula="of:=[.D29]+(1/4)*(ABS([.E30])-[.D29])" office:value-type="float" office:value="0.0116409066184898" calcext:value-type="float">
            <text:p>0.0116</text:p>
          </table:table-cell>
          <table:table-cell table:formula="of:=[.B29]-[.C29]" office:value-type="float" office:value="-0.00169322278087125" calcext:value-type="float">
            <text:p>-0.0017</text:p>
          </table:table-cell>
          <table:table-cell table:formula="of:=1*[.C30]+4*[.D30]" office:value-type="float" office:value="1.04783354355961" calcext:value-type="float">
            <text:p>1.047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2:33:10.007172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">
      <style:table-cell-properties fo:border="0.06pt solid #000000"/>
      <style:text-properties style:text-position=""/>
    </style:style>
    <style:style style:name="ce3" style:family="table-cell" style:parent-style-name="Default" style:data-style-name="N122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p2" table:style-name="ta1">
        <table:table-column table:style-name="co1" table:default-cell-style-name="ce5"/>
        <table:table-column table:style-name="co1" table:number-columns-repeated="5" table:default-cell-style-name="ce6"/>
        <table:table-row table:style-name="ro1">
          <table:table-cell table:style-name="ce4" office:value-type="string" calcext:value-type="string">
            <text:p>delta=1/8</text:p>
          </table:table-cell>
          <table:table-cell table:style-name="ce4" office:value-type="string" calcext:value-type="string">
            <text:p>u=1.0</text:p>
          </table:table-cell>
          <table:table-cell table:style-name="ce4" office:value-type="string" calcext:value-type="string">
            <text:p>phi=4.0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Iteration #</text:p>
          </table:table-cell>
          <table:table-cell table:style-name="ce4" office:value-type="string" calcext:value-type="string">
            <text:p>Sample RTT</text:p>
          </table:table-cell>
          <table:table-cell table:style-name="ce4" office:value-type="string" calcext:value-type="string">
            <text:p>Estimated RTT</text:p>
          </table:table-cell>
          <table:table-cell table:style-name="ce4" office:value-type="string" calcext:value-type="string">
            <text:p>Deviation</text:p>
          </table:table-cell>
          <table:table-cell table:style-name="ce4" office:value-type="string" calcext:value-type="string">
            <text:p>Difference</text:p>
          </table:table-cell>
          <table:table-cell table:style-name="ce4" office:value-type="string" calcext:value-type="string">
            <text:p>Timeout</text:p>
          </table:table-cell>
        </table:table-row>
        <table:table-row table:style-name="ro1">
          <table:table-cell table:formula="of:=ROW()-3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75" calcext:value-type="float">
            <text:p>0.7500</text:p>
          </table:table-cell>
          <table:table-cell table:number-columns-repeated="2" table:style-name="ce4" office:value-type="string" calcext:value-type="string">
            <text:p>NA</text:p>
          </table:table-cell>
        </table:table-row>
        <table:table-row table:style-name="ro1">
          <table:table-cell table:formula="of:=ROW()-3" office:value-type="float" office:value="1" calcext:value-type="float">
            <text:p>1</text:p>
          </table:table-cell>
          <table:table-cell office:value-type="float" office:value="4" calcext:value-type="float">
            <text:p>4.0000</text:p>
          </table:table-cell>
          <table:table-cell table:formula="of:=[.C3]+((1/8)*[.E4])" office:value-type="float" office:value="1.21875" calcext:value-type="float">
            <text:p>1.2188</text:p>
          </table:table-cell>
          <table:table-cell table:formula="of:=[.D3]+(1/8)*(ABS([.E4])-[.D3])" office:value-type="float" office:value="0.6875" calcext:value-type="float">
            <text:p>0.6875</text:p>
          </table:table-cell>
          <table:table-cell table:formula="of:=[.B3]-[.C3]" office:value-type="float" office:value="-0.25" calcext:value-type="float">
            <text:p>-0.2500</text:p>
          </table:table-cell>
          <table:table-cell table:formula="of:=1*[.C4]+4*[.D4]" office:value-type="float" office:value="3.96875" calcext:value-type="float">
            <text:p>3.9688</text:p>
          </table:table-cell>
        </table:table-row>
        <table:table-row table:style-name="ro1">
          <table:table-cell table:formula="of:=ROW()-3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[.C4]+((1/8)*[.E5])" office:value-type="float" office:value="1.56640625" calcext:value-type="float">
            <text:p>1.5664</text:p>
          </table:table-cell>
          <table:table-cell table:formula="of:=[.D4]+(1/8)*(ABS([.E5])-[.D4])" office:value-type="float" office:value="0.94921875" calcext:value-type="float">
            <text:p>0.9492</text:p>
          </table:table-cell>
          <table:table-cell table:formula="of:=[.B4]-[.C4]" office:value-type="float" office:value="2.78125" calcext:value-type="float">
            <text:p>2.7813</text:p>
          </table:table-cell>
          <table:table-cell table:formula="of:=1*[.C5]+4*[.D5]" office:value-type="float" office:value="5.36328125" calcext:value-type="float">
            <text:p>5.3633</text:p>
          </table:table-cell>
        </table:table-row>
        <table:table-row table:style-name="ro1">
          <table:table-cell table:formula="of:=ROW()-3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[.C5]+((1/8)*[.E6])" office:value-type="float" office:value="1.49560546875" calcext:value-type="float">
            <text:p>1.4956</text:p>
          </table:table-cell>
          <table:table-cell table:formula="of:=[.D5]+(1/8)*(ABS([.E6])-[.D5])" office:value-type="float" office:value="0.9013671875" calcext:value-type="float">
            <text:p>0.9014</text:p>
          </table:table-cell>
          <table:table-cell table:formula="of:=[.B5]-[.C5]" office:value-type="float" office:value="-0.56640625" calcext:value-type="float">
            <text:p>-0.5664</text:p>
          </table:table-cell>
          <table:table-cell table:formula="of:=1*[.C6]+4*[.D6]" office:value-type="float" office:value="5.10107421875" calcext:value-type="float">
            <text:p>5.1011</text:p>
          </table:table-cell>
        </table:table-row>
        <table:table-row table:style-name="ro1">
          <table:table-cell table:formula="of:=ROW()-3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[.C6]+((1/8)*[.E7])" office:value-type="float" office:value="1.43365478515625" calcext:value-type="float">
            <text:p>1.4337</text:p>
          </table:table-cell>
          <table:table-cell table:formula="of:=[.D6]+(1/8)*(ABS([.E7])-[.D6])" office:value-type="float" office:value="0.85064697265625" calcext:value-type="float">
            <text:p>0.8506</text:p>
          </table:table-cell>
          <table:table-cell table:formula="of:=[.B6]-[.C6]" office:value-type="float" office:value="-0.49560546875" calcext:value-type="float">
            <text:p>-0.4956</text:p>
          </table:table-cell>
          <table:table-cell table:formula="of:=1*[.C7]+4*[.D7]" office:value-type="float" office:value="4.83624267578125" calcext:value-type="float">
            <text:p>4.8362</text:p>
          </table:table-cell>
        </table:table-row>
        <table:table-row table:style-name="ro1">
          <table:table-cell table:formula="of:=ROW()-3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[.C7]+((1/8)*[.E8])" office:value-type="float" office:value="1.37944793701172" calcext:value-type="float">
            <text:p>1.3794</text:p>
          </table:table-cell>
          <table:table-cell table:formula="of:=[.D7]+(1/8)*(ABS([.E8])-[.D7])" office:value-type="float" office:value="0.79852294921875" calcext:value-type="float">
            <text:p>0.7985</text:p>
          </table:table-cell>
          <table:table-cell table:formula="of:=[.B7]-[.C7]" office:value-type="float" office:value="-0.43365478515625" calcext:value-type="float">
            <text:p>-0.4337</text:p>
          </table:table-cell>
          <table:table-cell table:formula="of:=1*[.C8]+4*[.D8]" office:value-type="float" office:value="4.57353973388672" calcext:value-type="float">
            <text:p>4.5735</text:p>
          </table:table-cell>
        </table:table-row>
        <table:table-row table:style-name="ro1">
          <table:table-cell table:formula="of:=ROW()-3" office:value-type="float" office:value="6" calcext:value-type="float">
            <text:p>6</text:p>
          </table:table-cell>
          <table:table-cell table:formula="of:=1" office:value-type="float" office:value="1" calcext:value-type="float">
            <text:p>1.0000</text:p>
          </table:table-cell>
          <table:table-cell table:formula="of:=[.C8]+((1/8)*[.E9])" office:value-type="float" office:value="1.33201694488525" calcext:value-type="float">
            <text:p>1.3320</text:p>
          </table:table-cell>
          <table:table-cell table:formula="of:=[.D8]+(1/8)*(ABS([.E9])-[.D8])" office:value-type="float" office:value="0.746138572692871" calcext:value-type="float">
            <text:p>0.7461</text:p>
          </table:table-cell>
          <table:table-cell table:formula="of:=[.B8]-[.C8]" office:value-type="float" office:value="-0.379447937011719" calcext:value-type="float">
            <text:p>-0.3794</text:p>
          </table:table-cell>
          <table:table-cell table:formula="of:=1*[.C9]+4*[.D9]" office:value-type="float" office:value="4.31657123565674" calcext:value-type="float">
            <text:p>4.3166</text:p>
          </table:table-cell>
        </table:table-row>
        <table:table-row table:style-name="ro1">
          <table:table-cell table:formula="of:=ROW()-3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[.C9]+((1/8)*[.E10])" office:value-type="float" office:value="1.2905148267746" calcext:value-type="float">
            <text:p>1.2905</text:p>
          </table:table-cell>
          <table:table-cell table:formula="of:=[.D9]+(1/8)*(ABS([.E10])-[.D9])" office:value-type="float" office:value="0.694373369216919" calcext:value-type="float">
            <text:p>0.6944</text:p>
          </table:table-cell>
          <table:table-cell table:formula="of:=[.B9]-[.C9]" office:value-type="float" office:value="-0.332016944885254" calcext:value-type="float">
            <text:p>-0.3320</text:p>
          </table:table-cell>
          <table:table-cell table:formula="of:=1*[.C10]+4*[.D10]" office:value-type="float" office:value="4.06800830364227" calcext:value-type="float">
            <text:p>4.0680</text:p>
          </table:table-cell>
        </table:table-row>
        <table:table-row table:style-name="ro1">
          <table:table-cell table:formula="of:=ROW()-3" office:value-type="float" office:value="8" calcext:value-type="float">
            <text:p>8</text:p>
          </table:table-cell>
          <table:table-cell office:value-type="float" office:value="4" calcext:value-type="float">
            <text:p>4.0000</text:p>
          </table:table-cell>
          <table:table-cell table:formula="of:=[.C10]+((1/8)*[.E11])" office:value-type="float" office:value="1.25420047342777" calcext:value-type="float">
            <text:p>1.2542</text:p>
          </table:table-cell>
          <table:table-cell table:formula="of:=[.D10]+(1/8)*(ABS([.E11])-[.D10])" office:value-type="float" office:value="0.643891051411629" calcext:value-type="float">
            <text:p>0.6439</text:p>
          </table:table-cell>
          <table:table-cell table:formula="of:=[.B10]-[.C10]" office:value-type="float" office:value="-0.290514826774597" calcext:value-type="float">
            <text:p>-0.2905</text:p>
          </table:table-cell>
          <table:table-cell table:formula="of:=1*[.C11]+4*[.D11]" office:value-type="float" office:value="3.82976467907429" calcext:value-type="float">
            <text:p>3.8298</text:p>
          </table:table-cell>
        </table:table-row>
        <table:table-row table:style-name="ro1">
          <table:table-cell table:formula="of:=ROW()-3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[.C11]+((1/8)*[.E12])" office:value-type="float" office:value="1.5974254142493" calcext:value-type="float">
            <text:p>1.5974</text:p>
          </table:table-cell>
          <table:table-cell table:formula="of:=[.D11]+(1/8)*(ABS([.E12])-[.D11])" office:value-type="float" office:value="0.906629610806704" calcext:value-type="float">
            <text:p>0.9066</text:p>
          </table:table-cell>
          <table:table-cell table:formula="of:=[.B11]-[.C11]" office:value-type="float" office:value="2.74579952657223" calcext:value-type="float">
            <text:p>2.7458</text:p>
          </table:table-cell>
          <table:table-cell table:formula="of:=1*[.C12]+4*[.D12]" office:value-type="float" office:value="5.22394385747612" calcext:value-type="float">
            <text:p>5.2239</text:p>
          </table:table-cell>
        </table:table-row>
        <table:table-row table:style-name="ro1">
          <table:table-cell table:formula="of:=ROW()-3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[.C12]+((1/8)*[.E13])" office:value-type="float" office:value="1.52274723746814" calcext:value-type="float">
            <text:p>1.5227</text:p>
          </table:table-cell>
          <table:table-cell table:formula="of:=[.D12]+(1/8)*(ABS([.E13])-[.D12])" office:value-type="float" office:value="0.867979086237028" calcext:value-type="float">
            <text:p>0.8680</text:p>
          </table:table-cell>
          <table:table-cell table:formula="of:=[.B12]-[.C12]" office:value-type="float" office:value="-0.597425414249301" calcext:value-type="float">
            <text:p>-0.5974</text:p>
          </table:table-cell>
          <table:table-cell table:formula="of:=1*[.C13]+4*[.D13]" office:value-type="float" office:value="4.99466358241625" calcext:value-type="float">
            <text:p>4.9947</text:p>
          </table:table-cell>
        </table:table-row>
        <table:table-row table:style-name="ro1">
          <table:table-cell table:formula="of:=ROW()-3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[.C13]+((1/8)*[.E14])" office:value-type="float" office:value="1.45740383278462" calcext:value-type="float">
            <text:p>1.4574</text:p>
          </table:table-cell>
          <table:table-cell table:formula="of:=[.D13]+(1/8)*(ABS([.E14])-[.D13])" office:value-type="float" office:value="0.824825105140917" calcext:value-type="float">
            <text:p>0.8248</text:p>
          </table:table-cell>
          <table:table-cell table:formula="of:=[.B13]-[.C13]" office:value-type="float" office:value="-0.522747237468138" calcext:value-type="float">
            <text:p>-0.5227</text:p>
          </table:table-cell>
          <table:table-cell table:formula="of:=1*[.C14]+4*[.D14]" office:value-type="float" office:value="4.75670425334829" calcext:value-type="float">
            <text:p>4.7567</text:p>
          </table:table-cell>
        </table:table-row>
        <table:table-row table:style-name="ro1">
          <table:table-cell table:formula="of:=ROW()-3" office:value-type="float" office:value="12" calcext:value-type="float">
            <text:p>12</text:p>
          </table:table-cell>
          <table:table-cell table:formula="of:=1" office:value-type="float" office:value="1" calcext:value-type="float">
            <text:p>1.0000</text:p>
          </table:table-cell>
          <table:table-cell table:formula="of:=[.C14]+((1/8)*[.E15])" office:value-type="float" office:value="1.40022835368654" calcext:value-type="float">
            <text:p>1.4002</text:p>
          </table:table-cell>
          <table:table-cell table:formula="of:=[.D14]+(1/8)*(ABS([.E15])-[.D14])" office:value-type="float" office:value="0.77889744609638" calcext:value-type="float">
            <text:p>0.7789</text:p>
          </table:table-cell>
          <table:table-cell table:formula="of:=[.B14]-[.C14]" office:value-type="float" office:value="-0.457403832784621" calcext:value-type="float">
            <text:p>-0.4574</text:p>
          </table:table-cell>
          <table:table-cell table:formula="of:=1*[.C15]+4*[.D15]" office:value-type="float" office:value="4.51581813807206" calcext:value-type="float">
            <text:p>4.5158</text:p>
          </table:table-cell>
        </table:table-row>
        <table:table-row table:style-name="ro1">
          <table:table-cell table:formula="of:=ROW()-3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[.C15]+((1/8)*[.E16])" office:value-type="float" office:value="1.35019980947573" calcext:value-type="float">
            <text:p>1.3502</text:p>
          </table:table-cell>
          <table:table-cell table:formula="of:=[.D15]+(1/8)*(ABS([.E16])-[.D15])" office:value-type="float" office:value="0.73156380954515" calcext:value-type="float">
            <text:p>0.7316</text:p>
          </table:table-cell>
          <table:table-cell table:formula="of:=[.B15]-[.C15]" office:value-type="float" office:value="-0.400228353686543" calcext:value-type="float">
            <text:p>-0.4002</text:p>
          </table:table-cell>
          <table:table-cell table:formula="of:=1*[.C16]+4*[.D16]" office:value-type="float" office:value="4.27645504765633" calcext:value-type="float">
            <text:p>4.2765</text:p>
          </table:table-cell>
        </table:table-row>
        <table:table-row table:style-name="ro1">
          <table:table-cell table:formula="of:=ROW()-3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[.C16]+((1/8)*[.E17])" office:value-type="float" office:value="1.30642483329126" calcext:value-type="float">
            <text:p>1.3064</text:p>
          </table:table-cell>
          <table:table-cell table:formula="of:=[.D16]+(1/8)*(ABS([.E17])-[.D16])" office:value-type="float" office:value="0.683893309536472" calcext:value-type="float">
            <text:p>0.6839</text:p>
          </table:table-cell>
          <table:table-cell table:formula="of:=[.B16]-[.C16]" office:value-type="float" office:value="-0.350199809475725" calcext:value-type="float">
            <text:p>-0.3502</text:p>
          </table:table-cell>
          <table:table-cell table:formula="of:=1*[.C17]+4*[.D17]" office:value-type="float" office:value="4.04199807143715" calcext:value-type="float">
            <text:p>4.0420</text:p>
          </table:table-cell>
        </table:table-row>
        <table:table-row table:style-name="ro1">
          <table:table-cell table:formula="of:=ROW()-3" office:value-type="float" office:value="15" calcext:value-type="float">
            <text:p>15</text:p>
          </table:table-cell>
          <table:table-cell office:value-type="float" office:value="4" calcext:value-type="float">
            <text:p>4.0000</text:p>
          </table:table-cell>
          <table:table-cell table:formula="of:=[.C17]+((1/8)*[.E18])" office:value-type="float" office:value="1.26812172912985" calcext:value-type="float">
            <text:p>1.2681</text:p>
          </table:table-cell>
          <table:table-cell table:formula="of:=[.D17]+(1/8)*(ABS([.E18])-[.D17])" office:value-type="float" office:value="0.636709750005821" calcext:value-type="float">
            <text:p>0.6367</text:p>
          </table:table-cell>
          <table:table-cell table:formula="of:=[.B17]-[.C17]" office:value-type="float" office:value="-0.30642483329126" calcext:value-type="float">
            <text:p>-0.3064</text:p>
          </table:table-cell>
          <table:table-cell table:formula="of:=1*[.C18]+4*[.D18]" office:value-type="float" office:value="3.81496072915314" calcext:value-type="float">
            <text:p>3.8150</text:p>
          </table:table-cell>
        </table:table-row>
        <table:table-row table:style-name="ro1">
          <table:table-cell table:formula="of:=ROW()-3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[.C18]+((1/8)*[.E19])" office:value-type="float" office:value="1.60960651298862" calcext:value-type="float">
            <text:p>1.6096</text:p>
          </table:table-cell>
          <table:table-cell table:formula="of:=[.D18]+(1/8)*(ABS([.E19])-[.D18])" office:value-type="float" office:value="0.898605815113862" calcext:value-type="float">
            <text:p>0.8986</text:p>
          </table:table-cell>
          <table:table-cell table:formula="of:=[.B18]-[.C18]" office:value-type="float" office:value="2.73187827087015" calcext:value-type="float">
            <text:p>2.7319</text:p>
          </table:table-cell>
          <table:table-cell table:formula="of:=1*[.C19]+4*[.D19]" office:value-type="float" office:value="5.20402977344407" calcext:value-type="float">
            <text:p>5.2040</text:p>
          </table:table-cell>
        </table:table-row>
        <table:table-row table:style-name="ro1">
          <table:table-cell table:formula="of:=ROW()-3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[.C19]+((1/8)*[.E20])" office:value-type="float" office:value="1.53340569886504" calcext:value-type="float">
            <text:p>1.5334</text:p>
          </table:table-cell>
          <table:table-cell table:formula="of:=[.D19]+(1/8)*(ABS([.E20])-[.D19])" office:value-type="float" office:value="0.862480902348207" calcext:value-type="float">
            <text:p>0.8625</text:p>
          </table:table-cell>
          <table:table-cell table:formula="of:=[.B19]-[.C19]" office:value-type="float" office:value="-0.609606512988621" calcext:value-type="float">
            <text:p>-0.6096</text:p>
          </table:table-cell>
          <table:table-cell table:formula="of:=1*[.C20]+4*[.D20]" office:value-type="float" office:value="4.98332930825787" calcext:value-type="float">
            <text:p>4.9833</text:p>
          </table:table-cell>
        </table:table-row>
        <table:table-row table:style-name="ro1">
          <table:table-cell table:formula="of:=ROW()-3" office:value-type="float" office:value="18" calcext:value-type="float">
            <text:p>18</text:p>
          </table:table-cell>
          <table:table-cell table:formula="of:=1" office:value-type="float" office:value="1" calcext:value-type="float">
            <text:p>1.0000</text:p>
          </table:table-cell>
          <table:table-cell table:formula="of:=[.C20]+((1/8)*[.E21])" office:value-type="float" office:value="1.46672998650691" calcext:value-type="float">
            <text:p>1.4667</text:p>
          </table:table-cell>
          <table:table-cell table:formula="of:=[.D20]+(1/8)*(ABS([.E21])-[.D20])" office:value-type="float" office:value="0.821346501912811" calcext:value-type="float">
            <text:p>0.8213</text:p>
          </table:table-cell>
          <table:table-cell table:formula="of:=[.B20]-[.C20]" office:value-type="float" office:value="-0.533405698865043" calcext:value-type="float">
            <text:p>-0.5334</text:p>
          </table:table-cell>
          <table:table-cell table:formula="of:=1*[.C21]+4*[.D21]" office:value-type="float" office:value="4.75211599415816" calcext:value-type="float">
            <text:p>4.7521</text:p>
          </table:table-cell>
        </table:table-row>
        <table:table-row table:style-name="ro1">
          <table:table-cell table:formula="of:=ROW()-3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[.C21]+((1/8)*[.E22])" office:value-type="float" office:value="1.40838873819355" calcext:value-type="float">
            <text:p>1.4084</text:p>
          </table:table-cell>
          <table:table-cell table:formula="of:=[.D21]+(1/8)*(ABS([.E22])-[.D21])" office:value-type="float" office:value="0.777019437487074" calcext:value-type="float">
            <text:p>0.7770</text:p>
          </table:table-cell>
          <table:table-cell table:formula="of:=[.B21]-[.C21]" office:value-type="float" office:value="-0.466729986506913" calcext:value-type="float">
            <text:p>-0.4667</text:p>
          </table:table-cell>
          <table:table-cell table:formula="of:=1*[.C22]+4*[.D22]" office:value-type="float" office:value="4.51646648814184" calcext:value-type="float">
            <text:p>4.5165</text:p>
          </table:table-cell>
        </table:table-row>
        <table:table-row table:style-name="ro1">
          <table:table-cell table:formula="of:=ROW()-3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[.C22]+((1/8)*[.E23])" office:value-type="float" office:value="1.35734014591936" calcext:value-type="float">
            <text:p>1.3573</text:p>
          </table:table-cell>
          <table:table-cell table:formula="of:=[.D22]+(1/8)*(ABS([.E23])-[.D22])" office:value-type="float" office:value="0.730940600075383" calcext:value-type="float">
            <text:p>0.7309</text:p>
          </table:table-cell>
          <table:table-cell table:formula="of:=[.B22]-[.C22]" office:value-type="float" office:value="-0.408388738193549" calcext:value-type="float">
            <text:p>-0.4084</text:p>
          </table:table-cell>
          <table:table-cell table:formula="of:=1*[.C23]+4*[.D23]" office:value-type="float" office:value="4.28110254622089" calcext:value-type="float">
            <text:p>4.2811</text:p>
          </table:table-cell>
        </table:table-row>
        <table:table-row table:style-name="ro1">
          <table:table-cell table:formula="of:=ROW()-3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[.C23]+((1/8)*[.E24])" office:value-type="float" office:value="1.31267262767944" calcext:value-type="float">
            <text:p>1.3127</text:p>
          </table:table-cell>
          <table:table-cell table:formula="of:=[.D23]+(1/8)*(ABS([.E24])-[.D23])" office:value-type="float" office:value="0.68424054330588" calcext:value-type="float">
            <text:p>0.6842</text:p>
          </table:table-cell>
          <table:table-cell table:formula="of:=[.B23]-[.C23]" office:value-type="float" office:value="-0.357340145919355" calcext:value-type="float">
            <text:p>-0.3573</text:p>
          </table:table-cell>
          <table:table-cell table:formula="of:=1*[.C24]+4*[.D24]" office:value-type="float" office:value="4.04963480090296" calcext:value-type="float">
            <text:p>4.0496</text:p>
          </table:table-cell>
        </table:table-row>
        <table:table-row table:style-name="ro1">
          <table:table-cell table:formula="of:=ROW()-3" office:value-type="float" office:value="22" calcext:value-type="float">
            <text:p>22</text:p>
          </table:table-cell>
          <table:table-cell office:value-type="float" office:value="4" calcext:value-type="float">
            <text:p>4.0000</text:p>
          </table:table-cell>
          <table:table-cell table:formula="of:=[.C24]+((1/8)*[.E25])" office:value-type="float" office:value="1.27358854921951" calcext:value-type="float">
            <text:p>1.2736</text:p>
          </table:table-cell>
          <table:table-cell table:formula="of:=[.D24]+(1/8)*(ABS([.E25])-[.D24])" office:value-type="float" office:value="0.637794553852574" calcext:value-type="float">
            <text:p>0.6378</text:p>
          </table:table-cell>
          <table:table-cell table:formula="of:=[.B24]-[.C24]" office:value-type="float" office:value="-0.312672627679436" calcext:value-type="float">
            <text:p>-0.3127</text:p>
          </table:table-cell>
          <table:table-cell table:formula="of:=1*[.C25]+4*[.D25]" office:value-type="float" office:value="3.8247667646298" calcext:value-type="float">
            <text:p>3.8248</text:p>
          </table:table-cell>
        </table:table-row>
        <table:table-row table:style-name="ro1">
          <table:table-cell table:formula="of:=ROW()-3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[.C25]+((1/8)*[.E26])" office:value-type="float" office:value="1.61438998056707" calcext:value-type="float">
            <text:p>1.6144</text:p>
          </table:table-cell>
          <table:table-cell table:formula="of:=[.D25]+(1/8)*(ABS([.E26])-[.D25])" office:value-type="float" office:value="0.898871665968564" calcext:value-type="float">
            <text:p>0.8989</text:p>
          </table:table-cell>
          <table:table-cell table:formula="of:=[.B25]-[.C25]" office:value-type="float" office:value="2.72641145078049" calcext:value-type="float">
            <text:p>2.7264</text:p>
          </table:table-cell>
          <table:table-cell table:formula="of:=1*[.C26]+4*[.D26]" office:value-type="float" office:value="5.20987664444133" calcext:value-type="float">
            <text:p>5.2099</text:p>
          </table:table-cell>
        </table:table-row>
        <table:table-row table:style-name="ro1">
          <table:table-cell table:formula="of:=ROW()-3" office:value-type="float" office:value="24" calcext:value-type="float">
            <text:p>24</text:p>
          </table:table-cell>
          <table:table-cell table:formula="of:=1" office:value-type="float" office:value="1" calcext:value-type="float">
            <text:p>1.0000</text:p>
          </table:table-cell>
          <table:table-cell table:formula="of:=[.C26]+((1/8)*[.E27])" office:value-type="float" office:value="1.53759123299618" calcext:value-type="float">
            <text:p>1.5376</text:p>
          </table:table-cell>
          <table:table-cell table:formula="of:=[.D26]+(1/8)*(ABS([.E27])-[.D26])" office:value-type="float" office:value="0.863311455293377" calcext:value-type="float">
            <text:p>0.8633</text:p>
          </table:table-cell>
          <table:table-cell table:formula="of:=[.B26]-[.C26]" office:value-type="float" office:value="-0.614389980567068" calcext:value-type="float">
            <text:p>-0.6144</text:p>
          </table:table-cell>
          <table:table-cell table:formula="of:=1*[.C27]+4*[.D27]" office:value-type="float" office:value="4.99083705416969" calcext:value-type="float">
            <text:p>4.9908</text:p>
          </table:table-cell>
        </table:table-row>
        <table:table-row table:style-name="ro1">
          <table:table-cell table:formula="of:=ROW()-3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[.C27]+((1/8)*[.E28])" office:value-type="float" office:value="1.47039232887166" calcext:value-type="float">
            <text:p>1.4704</text:p>
          </table:table-cell>
          <table:table-cell table:formula="of:=[.D27]+(1/8)*(ABS([.E28])-[.D27])" office:value-type="float" office:value="0.822596427506228" calcext:value-type="float">
            <text:p>0.8226</text:p>
          </table:table-cell>
          <table:table-cell table:formula="of:=[.B27]-[.C27]" office:value-type="float" office:value="-0.537591232996185" calcext:value-type="float">
            <text:p>-0.5376</text:p>
          </table:table-cell>
          <table:table-cell table:formula="of:=1*[.C28]+4*[.D28]" office:value-type="float" office:value="4.76077803889657" calcext:value-type="float">
            <text:p>4.7608</text:p>
          </table:table-cell>
        </table:table-row>
        <table:table-row table:style-name="ro1">
          <table:table-cell table:formula="of:=ROW()-3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[.C28]+((1/8)*[.E29])" office:value-type="float" office:value="1.4115932877627" calcext:value-type="float">
            <text:p>1.4116</text:p>
          </table:table-cell>
          <table:table-cell table:formula="of:=[.D28]+(1/8)*(ABS([.E29])-[.D28])" office:value-type="float" office:value="0.778570915176907" calcext:value-type="float">
            <text:p>0.7786</text:p>
          </table:table-cell>
          <table:table-cell table:formula="of:=[.B28]-[.C28]" office:value-type="float" office:value="-0.470392328871661" calcext:value-type="float">
            <text:p>-0.4704</text:p>
          </table:table-cell>
          <table:table-cell table:formula="of:=1*[.C29]+4*[.D29]" office:value-type="float" office:value="4.52587694847033" calcext:value-type="float">
            <text:p>4.5259</text:p>
          </table:table-cell>
        </table:table-row>
        <table:table-row table:style-name="ro1">
          <table:table-cell table:formula="of:=ROW()-3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[.C29]+((1/8)*[.E30])" office:value-type="float" office:value="1.36014412679237" calcext:value-type="float">
            <text:p>1.3601</text:p>
          </table:table-cell>
          <table:table-cell table:formula="of:=[.D29]+(1/8)*(ABS([.E30])-[.D29])" office:value-type="float" office:value="0.732698711750132" calcext:value-type="float">
            <text:p>0.7327</text:p>
          </table:table-cell>
          <table:table-cell table:formula="of:=[.B29]-[.C29]" office:value-type="float" office:value="-0.411593287762704" calcext:value-type="float">
            <text:p>-0.4116</text:p>
          </table:table-cell>
          <table:table-cell table:formula="of:=1*[.C30]+4*[.D30]" office:value-type="float" office:value="4.29093897379289" calcext:value-type="float">
            <text:p>4.2909</text:p>
          </table:table-cell>
        </table:table-row>
        <table:table-row table:style-name="ro1">
          <table:table-cell table:formula="of:=ROW()-3" office:value-type="float" office:value="28" calcext:value-type="float">
            <text:p>28</text:p>
          </table:table-cell>
          <table:table-cell table:formula="of:=1" office:value-type="float" office:value="1" calcext:value-type="float">
            <text:p>1.0000</text:p>
          </table:table-cell>
          <table:table-cell table:formula="of:=[.C30]+((1/8)*[.E31])" office:value-type="float" office:value="1.31512611094332" calcext:value-type="float">
            <text:p>1.3151</text:p>
          </table:table-cell>
          <table:table-cell table:formula="of:=[.D30]+(1/8)*(ABS([.E31])-[.D30])" office:value-type="float" office:value="0.686129388630411" calcext:value-type="float">
            <text:p>0.6861</text:p>
          </table:table-cell>
          <table:table-cell table:formula="of:=[.B30]-[.C30]" office:value-type="float" office:value="-0.360144126792366" calcext:value-type="float">
            <text:p>-0.3601</text:p>
          </table:table-cell>
          <table:table-cell table:formula="of:=1*[.C31]+4*[.D31]" office:value-type="float" office:value="4.05964366546496" calcext:value-type="float">
            <text:p>4.0596</text:p>
          </table:table-cell>
        </table:table-row>
        <table:table-row table:style-name="ro1">
          <table:table-cell table:formula="of:=ROW()-3" office:value-type="float" office:value="29" calcext:value-type="float">
            <text:p>29</text:p>
          </table:table-cell>
          <table:table-cell office:value-type="float" office:value="4" calcext:value-type="float">
            <text:p>4.0000</text:p>
          </table:table-cell>
          <table:table-cell table:formula="of:=[.C31]+((1/8)*[.E32])" office:value-type="float" office:value="1.27573534707541" calcext:value-type="float">
            <text:p>1.2757</text:p>
          </table:table-cell>
          <table:table-cell table:formula="of:=[.D31]+(1/8)*(ABS([.E32])-[.D31])" office:value-type="float" office:value="0.639753978919525" calcext:value-type="float">
            <text:p>0.6398</text:p>
          </table:table-cell>
          <table:table-cell table:formula="of:=[.B31]-[.C31]" office:value-type="float" office:value="-0.31512611094332" calcext:value-type="float">
            <text:p>-0.3151</text:p>
          </table:table-cell>
          <table:table-cell table:formula="of:=1*[.C32]+4*[.D32]" office:value-type="float" office:value="3.8347512627535" calcext:value-type="float">
            <text:p>3.8348</text:p>
          </table:table-cell>
        </table:table-row>
        <table:table-row table:style-name="ro1">
          <table:table-cell table:formula="of:=ROW()-3" office:value-type="float" office:value="30" calcext:value-type="float">
            <text:p>30</text:p>
          </table:table-cell>
          <table:table-cell table:formula="of:=1" office:value-type="float" office:value="1" calcext:value-type="float">
            <text:p>1.0000</text:p>
          </table:table-cell>
          <table:table-cell table:formula="of:=[.C32]+((1/8)*[.E33])" office:value-type="float" office:value="1.61626842869098" calcext:value-type="float">
            <text:p>1.6163</text:p>
          </table:table-cell>
          <table:table-cell table:formula="of:=[.D32]+(1/8)*(ABS([.E33])-[.D32])" office:value-type="float" office:value="0.900317813170159" calcext:value-type="float">
            <text:p>0.9003</text:p>
          </table:table-cell>
          <table:table-cell table:formula="of:=[.B32]-[.C32]" office:value-type="float" office:value="2.72426465292459" calcext:value-type="float">
            <text:p>2.7243</text:p>
          </table:table-cell>
          <table:table-cell table:formula="of:=1*[.C33]+4*[.D33]" office:value-type="float" office:value="5.21753968137161" calcext:value-type="float">
            <text:p>5.2175</text:p>
          </table:table-cell>
        </table:table-row>
        <table:table-row table:style-name="ro1">
          <table:table-cell table:formula="of:=ROW()-3" office:value-type="float" office:value="31" calcext:value-type="float">
            <text:p>31</text:p>
          </table:table-cell>
          <table:table-cell table:formula="of:=1" office:value-type="float" office:value="1" calcext:value-type="float">
            <text:p>1.0000</text:p>
          </table:table-cell>
          <table:table-cell table:formula="of:=[.C33]+((1/8)*[.E34])" office:value-type="float" office:value="1.53923487510461" calcext:value-type="float">
            <text:p>1.5392</text:p>
          </table:table-cell>
          <table:table-cell table:formula="of:=[.D33]+(1/8)*(ABS([.E34])-[.D33])" office:value-type="float" office:value="0.864811640110261" calcext:value-type="float">
            <text:p>0.8648</text:p>
          </table:table-cell>
          <table:table-cell table:formula="of:=[.B33]-[.C33]" office:value-type="float" office:value="-0.616268428690979" calcext:value-type="float">
            <text:p>-0.6163</text:p>
          </table:table-cell>
          <table:table-cell table:formula="of:=1*[.C34]+4*[.D34]" office:value-type="float" office:value="4.99848143554565" calcext:value-type="float">
            <text:p>4.9985</text:p>
          </table:table-cell>
        </table:table-row>
        <table:table-row table:style-name="ro1">
          <table:table-cell table:formula="of:=ROW()-3" office:value-type="float" office:value="32" calcext:value-type="float">
            <text:p>32</text:p>
          </table:table-cell>
          <table:table-cell table:formula="of:=1" office:value-type="float" office:value="1" calcext:value-type="float">
            <text:p>1.0000</text:p>
          </table:table-cell>
          <table:table-cell table:formula="of:=[.C34]+((1/8)*[.E35])" office:value-type="float" office:value="1.47183051571653" calcext:value-type="float">
            <text:p>1.4718</text:p>
          </table:table-cell>
          <table:table-cell table:formula="of:=[.D34]+(1/8)*(ABS([.E35])-[.D34])" office:value-type="float" office:value="0.824114544484554" calcext:value-type="float">
            <text:p>0.8241</text:p>
          </table:table-cell>
          <table:table-cell table:formula="of:=[.B34]-[.C34]" office:value-type="float" office:value="-0.539234875104607" calcext:value-type="float">
            <text:p>-0.5392</text:p>
          </table:table-cell>
          <table:table-cell table:formula="of:=1*[.C35]+4*[.D35]" office:value-type="float" office:value="4.76828869365475" calcext:value-type="float">
            <text:p>4.7683</text:p>
          </table:table-cell>
        </table:table-row>
        <table:table-row table:style-name="ro1">
          <table:table-cell table:formula="of:=ROW()-3" office:value-type="float" office:value="33" calcext:value-type="float">
            <text:p>33</text:p>
          </table:table-cell>
          <table:table-cell table:formula="of:=1" office:value-type="float" office:value="1" calcext:value-type="float">
            <text:p>1.0000</text:p>
          </table:table-cell>
          <table:table-cell table:formula="of:=[.C35]+((1/8)*[.E36])" office:value-type="float" office:value="1.41285170125196" calcext:value-type="float">
            <text:p>1.4129</text:p>
          </table:table-cell>
          <table:table-cell table:formula="of:=[.D35]+(1/8)*(ABS([.E36])-[.D35])" office:value-type="float" office:value="0.780079040888551" calcext:value-type="float">
            <text:p>0.7801</text:p>
          </table:table-cell>
          <table:table-cell table:formula="of:=[.B35]-[.C35]" office:value-type="float" office:value="-0.471830515716531" calcext:value-type="float">
            <text:p>-0.4718</text:p>
          </table:table-cell>
          <table:table-cell table:formula="of:=1*[.C36]+4*[.D36]" office:value-type="float" office:value="4.53316786480617" calcext:value-type="float">
            <text:p>4.5332</text:p>
          </table:table-cell>
        </table:table-row>
        <table:table-row table:style-name="ro1">
          <table:table-cell table:formula="of:=ROW()-3" office:value-type="float" office:value="34" calcext:value-type="float">
            <text:p>34</text:p>
          </table:table-cell>
          <table:table-cell table:formula="of:=1" office:value-type="float" office:value="1" calcext:value-type="float">
            <text:p>1.0000</text:p>
          </table:table-cell>
          <table:table-cell table:formula="of:=[.C36]+((1/8)*[.E37])" office:value-type="float" office:value="1.36124523859547" calcext:value-type="float">
            <text:p>1.3612</text:p>
          </table:table-cell>
          <table:table-cell table:formula="of:=[.D36]+(1/8)*(ABS([.E37])-[.D36])" office:value-type="float" office:value="0.734175623433978" calcext:value-type="float">
            <text:p>0.7342</text:p>
          </table:table-cell>
          <table:table-cell table:formula="of:=[.B36]-[.C36]" office:value-type="float" office:value="-0.412851701251965" calcext:value-type="float">
            <text:p>-0.4129</text:p>
          </table:table-cell>
          <table:table-cell table:formula="of:=1*[.C37]+4*[.D37]" office:value-type="float" office:value="4.29794773233138" calcext:value-type="float">
            <text:p>4.297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2:34:27.398283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">
      <style:table-cell-properties fo:border="0.06pt solid #000000"/>
      <style:text-properties style:text-position=""/>
    </style:style>
    <style:style style:name="ce3" style:family="table-cell" style:parent-style-name="Default" style:data-style-name="N122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p3-a" table:style-name="ta1">
        <table:table-column table:style-name="co1" table:default-cell-style-name="ce5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row table:style-name="ro1">
          <table:table-cell table:style-name="ce4" office:value-type="string" calcext:value-type="string">
            <text:p>a-0.8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Iteration #</text:p>
          </table:table-cell>
          <table:table-cell table:style-name="ce4" office:value-type="string" calcext:value-type="string">
            <text:p>Sample RTT</text:p>
          </table:table-cell>
          <table:table-cell table:style-name="ce4" office:value-type="string" calcext:value-type="string">
            <text:p>Estimated RTT</text:p>
          </table:table-cell>
          <table:table-cell table:style-name="ce4" office:value-type="string" calcext:value-type="string">
            <text:p>Timeout</text:p>
          </table:table-cell>
        </table:table-row>
        <table:table-row table:style-name="ro1">
          <table:table-cell table:formula="of:=ROW()-3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1.5" calcext:value-type="float">
            <text:p>1.5000</text:p>
          </table:table-cell>
          <table:table-cell table:style-name="ce4"/>
        </table:table-row>
        <table:table-row table:style-name="ro1">
          <table:table-cell table:formula="of:=ROW()-3" office:value-type="float" office:value="1" calcext:value-type="float">
            <text:p>1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3]+((1-0.8)*[.B3])" office:value-type="float" office:value="1.4" calcext:value-type="float">
            <text:p>1.4000</text:p>
          </table:table-cell>
          <table:table-cell table:formula="of:=2*[.C4]" office:value-type="float" office:value="2.8" calcext:value-type="float">
            <text:p>2.8000</text:p>
          </table:table-cell>
        </table:table-row>
        <table:table-row table:style-name="ro1">
          <table:table-cell table:formula="of:=ROW()-3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4]+((1-0.8)*[.B4])" office:value-type="float" office:value="1.32" calcext:value-type="float">
            <text:p>1.3200</text:p>
          </table:table-cell>
          <table:table-cell table:formula="of:=2*[.C5]" office:value-type="float" office:value="2.64" calcext:value-type="float">
            <text:p>2.6400</text:p>
          </table:table-cell>
        </table:table-row>
        <table:table-row table:style-name="ro1">
          <table:table-cell table:formula="of:=ROW()-3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5]+((1-0.8)*[.B5])" office:value-type="float" office:value="1.256" calcext:value-type="float">
            <text:p>1.2560</text:p>
          </table:table-cell>
          <table:table-cell table:formula="of:=2*[.C6]" office:value-type="float" office:value="2.512" calcext:value-type="float">
            <text:p>2.5120</text:p>
          </table:table-cell>
        </table:table-row>
        <table:table-row table:style-name="ro1">
          <table:table-cell table:formula="of:=ROW()-3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6]+((1-0.8)*[.B6])" office:value-type="float" office:value="1.2048" calcext:value-type="float">
            <text:p>1.2048</text:p>
          </table:table-cell>
          <table:table-cell table:formula="of:=2*[.C7]" office:value-type="float" office:value="2.4096" calcext:value-type="float">
            <text:p>2.4096</text:p>
          </table:table-cell>
        </table:table-row>
        <table:table-row table:style-name="ro1">
          <table:table-cell table:formula="of:=ROW()-3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7]+((1-0.8)*[.B7])" office:value-type="float" office:value="1.16384" calcext:value-type="float">
            <text:p>1.1638</text:p>
          </table:table-cell>
          <table:table-cell table:formula="of:=2*[.C8]" office:value-type="float" office:value="2.32768" calcext:value-type="float">
            <text:p>2.3277</text:p>
          </table:table-cell>
        </table:table-row>
        <table:table-row table:style-name="ro1">
          <table:table-cell table:formula="of:=ROW()-3" office:value-type="float" office:value="6" calcext:value-type="float">
            <text:p>6</text:p>
          </table:table-cell>
          <table:table-cell office:value-type="float" office:value="5" calcext:value-type="float">
            <text:p>5.0000</text:p>
          </table:table-cell>
          <table:table-cell table:formula="of:=(0.8)*[.C8]+((1-0.8)*[.B8])" office:value-type="float" office:value="1.131072" calcext:value-type="float">
            <text:p>1.1311</text:p>
          </table:table-cell>
          <table:table-cell table:formula="of:=2*[.C9]" office:value-type="float" office:value="2.262144" calcext:value-type="float">
            <text:p>2.2621</text:p>
          </table:table-cell>
        </table:table-row>
        <table:table-row table:style-name="ro1">
          <table:table-cell table:formula="of:=ROW()-3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9]+((1-0.8)*[.B9])" office:value-type="float" office:value="1.9048576" calcext:value-type="float">
            <text:p>1.9049</text:p>
          </table:table-cell>
          <table:table-cell table:formula="of:=2*[.C10]" office:value-type="float" office:value="3.8097152" calcext:value-type="float">
            <text:p>3.8097</text:p>
          </table:table-cell>
        </table:table-row>
        <table:table-row table:style-name="ro1">
          <table:table-cell table:formula="of:=ROW()-3" office:value-type="float" office:value="8" calcext:value-type="float">
            <text:p>8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0]+((1-0.8)*[.B10])" office:value-type="float" office:value="1.72388608" calcext:value-type="float">
            <text:p>1.7239</text:p>
          </table:table-cell>
          <table:table-cell table:formula="of:=2*[.C11]" office:value-type="float" office:value="3.44777216" calcext:value-type="float">
            <text:p>3.4478</text:p>
          </table:table-cell>
        </table:table-row>
        <table:table-row table:style-name="ro1">
          <table:table-cell table:formula="of:=ROW()-3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1]+((1-0.8)*[.B11])" office:value-type="float" office:value="1.579108864" calcext:value-type="float">
            <text:p>1.5791</text:p>
          </table:table-cell>
          <table:table-cell table:formula="of:=2*[.C12]" office:value-type="float" office:value="3.158217728" calcext:value-type="float">
            <text:p>3.1582</text:p>
          </table:table-cell>
        </table:table-row>
        <table:table-row table:style-name="ro1">
          <table:table-cell table:formula="of:=ROW()-3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2]+((1-0.8)*[.B12])" office:value-type="float" office:value="1.4632870912" calcext:value-type="float">
            <text:p>1.4633</text:p>
          </table:table-cell>
          <table:table-cell table:formula="of:=2*[.C13]" office:value-type="float" office:value="2.9265741824" calcext:value-type="float">
            <text:p>2.9266</text:p>
          </table:table-cell>
        </table:table-row>
        <table:table-row table:style-name="ro1">
          <table:table-cell table:formula="of:=ROW()-3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3]+((1-0.8)*[.B13])" office:value-type="float" office:value="1.37062967296" calcext:value-type="float">
            <text:p>1.3706</text:p>
          </table:table-cell>
          <table:table-cell table:formula="of:=2*[.C14]" office:value-type="float" office:value="2.74125934592" calcext:value-type="float">
            <text:p>2.7413</text:p>
          </table:table-cell>
        </table:table-row>
        <table:table-row table:style-name="ro1">
          <table:table-cell table:formula="of:=ROW()-3" office:value-type="float" office:value="12" calcext:value-type="float">
            <text:p>12</text:p>
          </table:table-cell>
          <table:table-cell office:value-type="float" office:value="5" calcext:value-type="float">
            <text:p>5.0000</text:p>
          </table:table-cell>
          <table:table-cell table:formula="of:=(0.8)*[.C14]+((1-0.8)*[.B14])" office:value-type="float" office:value="1.296503738368" calcext:value-type="float">
            <text:p>1.2965</text:p>
          </table:table-cell>
          <table:table-cell table:formula="of:=2*[.C15]" office:value-type="float" office:value="2.593007476736" calcext:value-type="float">
            <text:p>2.5930</text:p>
          </table:table-cell>
        </table:table-row>
        <table:table-row table:style-name="ro1">
          <table:table-cell table:formula="of:=ROW()-3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5]+((1-0.8)*[.B15])" office:value-type="float" office:value="2.0372029906944" calcext:value-type="float">
            <text:p>2.0372</text:p>
          </table:table-cell>
          <table:table-cell table:formula="of:=2*[.C16]" office:value-type="float" office:value="4.0744059813888" calcext:value-type="float">
            <text:p>4.0744</text:p>
          </table:table-cell>
        </table:table-row>
        <table:table-row table:style-name="ro1">
          <table:table-cell table:formula="of:=ROW()-3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6]+((1-0.8)*[.B16])" office:value-type="float" office:value="1.82976239255552" calcext:value-type="float">
            <text:p>1.8298</text:p>
          </table:table-cell>
          <table:table-cell table:formula="of:=2*[.C17]" office:value-type="float" office:value="3.65952478511104" calcext:value-type="float">
            <text:p>3.6595</text:p>
          </table:table-cell>
        </table:table-row>
        <table:table-row table:style-name="ro1">
          <table:table-cell table:formula="of:=ROW()-3" office:value-type="float" office:value="15" calcext:value-type="float">
            <text:p>1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7]+((1-0.8)*[.B17])" office:value-type="float" office:value="1.66380991404442" calcext:value-type="float">
            <text:p>1.6638</text:p>
          </table:table-cell>
          <table:table-cell table:formula="of:=2*[.C18]" office:value-type="float" office:value="3.32761982808883" calcext:value-type="float">
            <text:p>3.3276</text:p>
          </table:table-cell>
        </table:table-row>
        <table:table-row table:style-name="ro1">
          <table:table-cell table:formula="of:=ROW()-3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8]+((1-0.8)*[.B18])" office:value-type="float" office:value="1.53104793123553" calcext:value-type="float">
            <text:p>1.5310</text:p>
          </table:table-cell>
          <table:table-cell table:formula="of:=2*[.C19]" office:value-type="float" office:value="3.06209586247107" calcext:value-type="float">
            <text:p>3.0621</text:p>
          </table:table-cell>
        </table:table-row>
        <table:table-row table:style-name="ro1">
          <table:table-cell table:formula="of:=ROW()-3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9]+((1-0.8)*[.B19])" office:value-type="float" office:value="1.42483834498843" calcext:value-type="float">
            <text:p>1.4248</text:p>
          </table:table-cell>
          <table:table-cell table:formula="of:=2*[.C20]" office:value-type="float" office:value="2.84967668997685" calcext:value-type="float">
            <text:p>2.8497</text:p>
          </table:table-cell>
        </table:table-row>
        <table:table-row table:style-name="ro1">
          <table:table-cell table:formula="of:=ROW()-3" office:value-type="float" office:value="18" calcext:value-type="float">
            <text:p>18</text:p>
          </table:table-cell>
          <table:table-cell office:value-type="float" office:value="5" calcext:value-type="float">
            <text:p>5.0000</text:p>
          </table:table-cell>
          <table:table-cell table:formula="of:=(0.8)*[.C20]+((1-0.8)*[.B20])" office:value-type="float" office:value="1.33987067599074" calcext:value-type="float">
            <text:p>1.3399</text:p>
          </table:table-cell>
          <table:table-cell table:formula="of:=2*[.C21]" office:value-type="float" office:value="2.67974135198148" calcext:value-type="float">
            <text:p>2.6797</text:p>
          </table:table-cell>
        </table:table-row>
        <table:table-row table:style-name="ro1">
          <table:table-cell table:formula="of:=ROW()-3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1]+((1-0.8)*[.B21])" office:value-type="float" office:value="2.07189654079259" calcext:value-type="float">
            <text:p>2.0719</text:p>
          </table:table-cell>
          <table:table-cell table:formula="of:=2*[.C22]" office:value-type="float" office:value="4.14379308158519" calcext:value-type="float">
            <text:p>4.1438</text:p>
          </table:table-cell>
        </table:table-row>
        <table:table-row table:style-name="ro1">
          <table:table-cell table:formula="of:=ROW()-3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2]+((1-0.8)*[.B22])" office:value-type="float" office:value="1.85751723263407" calcext:value-type="float">
            <text:p>1.8575</text:p>
          </table:table-cell>
          <table:table-cell table:formula="of:=2*[.C23]" office:value-type="float" office:value="3.71503446526815" calcext:value-type="float">
            <text:p>3.7150</text:p>
          </table:table-cell>
        </table:table-row>
        <table:table-row table:style-name="ro1">
          <table:table-cell table:formula="of:=ROW()-3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3]+((1-0.8)*[.B23])" office:value-type="float" office:value="1.68601378610726" calcext:value-type="float">
            <text:p>1.6860</text:p>
          </table:table-cell>
          <table:table-cell table:formula="of:=2*[.C24]" office:value-type="float" office:value="3.37202757221452" calcext:value-type="float">
            <text:p>3.3720</text:p>
          </table:table-cell>
        </table:table-row>
        <table:table-row table:style-name="ro1">
          <table:table-cell table:formula="of:=ROW()-3" office:value-type="float" office:value="22" calcext:value-type="float">
            <text:p>22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4]+((1-0.8)*[.B24])" office:value-type="float" office:value="1.54881102888581" calcext:value-type="float">
            <text:p>1.5488</text:p>
          </table:table-cell>
          <table:table-cell table:formula="of:=2*[.C25]" office:value-type="float" office:value="3.09762205777161" calcext:value-type="float">
            <text:p>3.0976</text:p>
          </table:table-cell>
        </table:table-row>
        <table:table-row table:style-name="ro1">
          <table:table-cell table:formula="of:=ROW()-3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5]+((1-0.8)*[.B25])" office:value-type="float" office:value="1.43904882310865" calcext:value-type="float">
            <text:p>1.4390</text:p>
          </table:table-cell>
          <table:table-cell table:formula="of:=2*[.C26]" office:value-type="float" office:value="2.87809764621729" calcext:value-type="float">
            <text:p>2.8781</text:p>
          </table:table-cell>
        </table:table-row>
        <table:table-row table:style-name="ro1">
          <table:table-cell table:formula="of:=ROW()-3" office:value-type="float" office:value="24" calcext:value-type="float">
            <text:p>24</text:p>
          </table:table-cell>
          <table:table-cell office:value-type="float" office:value="5" calcext:value-type="float">
            <text:p>5.0000</text:p>
          </table:table-cell>
          <table:table-cell table:formula="of:=(0.8)*[.C26]+((1-0.8)*[.B26])" office:value-type="float" office:value="1.35123905848692" calcext:value-type="float">
            <text:p>1.3512</text:p>
          </table:table-cell>
          <table:table-cell table:formula="of:=2*[.C27]" office:value-type="float" office:value="2.70247811697383" calcext:value-type="float">
            <text:p>2.7025</text:p>
          </table:table-cell>
        </table:table-row>
        <table:table-row table:style-name="ro1">
          <table:table-cell table:formula="of:=ROW()-3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7]+((1-0.8)*[.B27])" office:value-type="float" office:value="2.08099124678953" calcext:value-type="float">
            <text:p>2.0810</text:p>
          </table:table-cell>
          <table:table-cell table:formula="of:=2*[.C28]" office:value-type="float" office:value="4.16198249357907" calcext:value-type="float">
            <text:p>4.1620</text:p>
          </table:table-cell>
        </table:table-row>
        <table:table-row table:style-name="ro1">
          <table:table-cell table:formula="of:=ROW()-3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8]+((1-0.8)*[.B28])" office:value-type="float" office:value="1.86479299743163" calcext:value-type="float">
            <text:p>1.8648</text:p>
          </table:table-cell>
          <table:table-cell table:formula="of:=2*[.C29]" office:value-type="float" office:value="3.72958599486325" calcext:value-type="float">
            <text:p>3.7296</text:p>
          </table:table-cell>
        </table:table-row>
        <table:table-row table:style-name="ro1">
          <table:table-cell table:formula="of:=ROW()-3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9]+((1-0.8)*[.B29])" office:value-type="float" office:value="1.6918343979453" calcext:value-type="float">
            <text:p>1.6918</text:p>
          </table:table-cell>
          <table:table-cell table:formula="of:=2*[.C30]" office:value-type="float" office:value="3.3836687958906" calcext:value-type="float">
            <text:p>3.3837</text:p>
          </table:table-cell>
        </table:table-row>
        <table:table-row table:style-name="ro1">
          <table:table-cell table:formula="of:=ROW()-3" office:value-type="float" office:value="28" calcext:value-type="float">
            <text:p>28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30]+((1-0.8)*[.B30])" office:value-type="float" office:value="1.55346751835624" calcext:value-type="float">
            <text:p>1.5535</text:p>
          </table:table-cell>
          <table:table-cell table:formula="of:=2*[.C31]" office:value-type="float" office:value="3.10693503671248" calcext:value-type="float">
            <text:p>3.1069</text:p>
          </table:table-cell>
        </table:table-row>
        <table:table-row table:style-name="ro1">
          <table:table-cell table:formula="of:=ROW()-3" office:value-type="float" office:value="29" calcext:value-type="float">
            <text:p>2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31]+((1-0.8)*[.B31])" office:value-type="float" office:value="1.44277401468499" calcext:value-type="float">
            <text:p>1.4428</text:p>
          </table:table-cell>
          <table:table-cell table:formula="of:=2*[.C32]" office:value-type="float" office:value="2.88554802936999" calcext:value-type="float">
            <text:p>2.8855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2:36:11.4594901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 style:data-style-name="N1">
      <style:table-cell-properties fo:border="0.06pt solid #000000"/>
      <style:text-properties style:text-position=""/>
    </style:style>
    <style:style style:name="ce3" style:family="table-cell" style:parent-style-name="Default" style:data-style-name="N122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">
      <style:table-cell-properties fo:border="0.06pt solid #000000"/>
    </style:style>
    <style:style style:name="ce6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p3-b" table:style-name="ta1">
        <table:table-column table:style-name="co1" table:default-cell-style-name="ce5"/>
        <table:table-column table:style-name="co1" table:number-columns-repeated="3" table:default-cell-style-name="ce6"/>
        <table:table-row table:style-name="ro1">
          <table:table-cell table:style-name="ce4" office:value-type="string" calcext:value-type="string">
            <text:p>a=0.9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Iteration #</text:p>
          </table:table-cell>
          <table:table-cell table:style-name="ce4" office:value-type="string" calcext:value-type="string">
            <text:p>Sample RTT</text:p>
          </table:table-cell>
          <table:table-cell table:style-name="ce4" office:value-type="string" calcext:value-type="string">
            <text:p>Estimated RTT</text:p>
          </table:table-cell>
          <table:table-cell table:style-name="ce4" office:value-type="string" calcext:value-type="string">
            <text:p>Timeout</text:p>
          </table:table-cell>
        </table:table-row>
        <table:table-row table:style-name="ro1">
          <table:table-cell table:formula="of:=ROW()-3" office:value-type="float" office:value="0" calcext:value-type="float">
            <text:p>0</text:p>
          </table:table-cell>
          <table:table-cell table:formula="of:=1" office:value-type="float" office:value="1" calcext:value-type="float">
            <text:p>1.0000</text:p>
          </table:table-cell>
          <table:table-cell office:value-type="float" office:value="1.5" calcext:value-type="float">
            <text:p>1.5000</text:p>
          </table:table-cell>
          <table:table-cell table:style-name="ce4"/>
        </table:table-row>
        <table:table-row table:style-name="ro1">
          <table:table-cell table:formula="of:=ROW()-3" office:value-type="float" office:value="1" calcext:value-type="float">
            <text:p>1</text:p>
          </table:table-cell>
          <table:table-cell table:formula="of:=1" office:value-type="float" office:value="1" calcext:value-type="float">
            <text:p>1.0000</text:p>
          </table:table-cell>
          <table:table-cell table:formula="of:=(0.9)*[.C3]+((1-0.9)*[.B3])" office:value-type="float" office:value="1.45" calcext:value-type="float">
            <text:p>1.4500</text:p>
          </table:table-cell>
          <table:table-cell table:formula="of:=2*[.C4]" office:value-type="float" office:value="2.9" calcext:value-type="float">
            <text:p>2.9000</text:p>
          </table:table-cell>
        </table:table-row>
        <table:table-row table:style-name="ro1">
          <table:table-cell table:formula="of:=ROW()-3" office:value-type="float" office:value="2" calcext:value-type="float">
            <text:p>2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4]+((1-0.8)*[.B4])" office:value-type="float" office:value="1.36" calcext:value-type="float">
            <text:p>1.3600</text:p>
          </table:table-cell>
          <table:table-cell table:formula="of:=2*[.C5]" office:value-type="float" office:value="2.72" calcext:value-type="float">
            <text:p>2.7200</text:p>
          </table:table-cell>
        </table:table-row>
        <table:table-row table:style-name="ro1">
          <table:table-cell table:formula="of:=ROW()-3" office:value-type="float" office:value="3" calcext:value-type="float">
            <text:p>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5]+((1-0.8)*[.B5])" office:value-type="float" office:value="1.288" calcext:value-type="float">
            <text:p>1.2880</text:p>
          </table:table-cell>
          <table:table-cell table:formula="of:=2*[.C6]" office:value-type="float" office:value="2.576" calcext:value-type="float">
            <text:p>2.5760</text:p>
          </table:table-cell>
        </table:table-row>
        <table:table-row table:style-name="ro1">
          <table:table-cell table:formula="of:=ROW()-3" office:value-type="float" office:value="4" calcext:value-type="float">
            <text:p>4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6]+((1-0.8)*[.B6])" office:value-type="float" office:value="1.2304" calcext:value-type="float">
            <text:p>1.2304</text:p>
          </table:table-cell>
          <table:table-cell table:formula="of:=2*[.C7]" office:value-type="float" office:value="2.4608" calcext:value-type="float">
            <text:p>2.4608</text:p>
          </table:table-cell>
        </table:table-row>
        <table:table-row table:style-name="ro1">
          <table:table-cell table:formula="of:=ROW()-3" office:value-type="float" office:value="5" calcext:value-type="float">
            <text:p>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7]+((1-0.8)*[.B7])" office:value-type="float" office:value="1.18432" calcext:value-type="float">
            <text:p>1.1843</text:p>
          </table:table-cell>
          <table:table-cell table:formula="of:=2*[.C8]" office:value-type="float" office:value="2.36864" calcext:value-type="float">
            <text:p>2.3686</text:p>
          </table:table-cell>
        </table:table-row>
        <table:table-row table:style-name="ro1">
          <table:table-cell table:formula="of:=ROW()-3" office:value-type="float" office:value="6" calcext:value-type="float">
            <text:p>6</text:p>
          </table:table-cell>
          <table:table-cell office:value-type="float" office:value="5" calcext:value-type="float">
            <text:p>5.0000</text:p>
          </table:table-cell>
          <table:table-cell table:formula="of:=(0.8)*[.C8]+((1-0.8)*[.B8])" office:value-type="float" office:value="1.147456" calcext:value-type="float">
            <text:p>1.1475</text:p>
          </table:table-cell>
          <table:table-cell table:formula="of:=2*[.C9]" office:value-type="float" office:value="2.294912" calcext:value-type="float">
            <text:p>2.2949</text:p>
          </table:table-cell>
        </table:table-row>
        <table:table-row table:style-name="ro1">
          <table:table-cell table:formula="of:=ROW()-3" office:value-type="float" office:value="7" calcext:value-type="float">
            <text:p>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9]+((1-0.8)*[.B9])" office:value-type="float" office:value="1.9179648" calcext:value-type="float">
            <text:p>1.9180</text:p>
          </table:table-cell>
          <table:table-cell table:formula="of:=2*[.C10]" office:value-type="float" office:value="3.8359296" calcext:value-type="float">
            <text:p>3.8359</text:p>
          </table:table-cell>
        </table:table-row>
        <table:table-row table:style-name="ro1">
          <table:table-cell table:formula="of:=ROW()-3" office:value-type="float" office:value="8" calcext:value-type="float">
            <text:p>8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0]+((1-0.8)*[.B10])" office:value-type="float" office:value="1.73437184" calcext:value-type="float">
            <text:p>1.7344</text:p>
          </table:table-cell>
          <table:table-cell table:formula="of:=2*[.C11]" office:value-type="float" office:value="3.46874368" calcext:value-type="float">
            <text:p>3.4687</text:p>
          </table:table-cell>
        </table:table-row>
        <table:table-row table:style-name="ro1">
          <table:table-cell table:formula="of:=ROW()-3" office:value-type="float" office:value="9" calcext:value-type="float">
            <text:p>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1]+((1-0.8)*[.B11])" office:value-type="float" office:value="1.587497472" calcext:value-type="float">
            <text:p>1.5875</text:p>
          </table:table-cell>
          <table:table-cell table:formula="of:=2*[.C12]" office:value-type="float" office:value="3.174994944" calcext:value-type="float">
            <text:p>3.1750</text:p>
          </table:table-cell>
        </table:table-row>
        <table:table-row table:style-name="ro1">
          <table:table-cell table:formula="of:=ROW()-3" office:value-type="float" office:value="10" calcext:value-type="float">
            <text:p>10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2]+((1-0.8)*[.B12])" office:value-type="float" office:value="1.4699979776" calcext:value-type="float">
            <text:p>1.4700</text:p>
          </table:table-cell>
          <table:table-cell table:formula="of:=2*[.C13]" office:value-type="float" office:value="2.9399959552" calcext:value-type="float">
            <text:p>2.9400</text:p>
          </table:table-cell>
        </table:table-row>
        <table:table-row table:style-name="ro1">
          <table:table-cell table:formula="of:=ROW()-3" office:value-type="float" office:value="11" calcext:value-type="float">
            <text:p>11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3]+((1-0.8)*[.B13])" office:value-type="float" office:value="1.37599838208" calcext:value-type="float">
            <text:p>1.3760</text:p>
          </table:table-cell>
          <table:table-cell table:formula="of:=2*[.C14]" office:value-type="float" office:value="2.75199676416" calcext:value-type="float">
            <text:p>2.7520</text:p>
          </table:table-cell>
        </table:table-row>
        <table:table-row table:style-name="ro1">
          <table:table-cell table:formula="of:=ROW()-3" office:value-type="float" office:value="12" calcext:value-type="float">
            <text:p>12</text:p>
          </table:table-cell>
          <table:table-cell office:value-type="float" office:value="5" calcext:value-type="float">
            <text:p>5.0000</text:p>
          </table:table-cell>
          <table:table-cell table:formula="of:=(0.8)*[.C14]+((1-0.8)*[.B14])" office:value-type="float" office:value="1.300798705664" calcext:value-type="float">
            <text:p>1.3008</text:p>
          </table:table-cell>
          <table:table-cell table:formula="of:=2*[.C15]" office:value-type="float" office:value="2.601597411328" calcext:value-type="float">
            <text:p>2.6016</text:p>
          </table:table-cell>
        </table:table-row>
        <table:table-row table:style-name="ro1">
          <table:table-cell table:formula="of:=ROW()-3" office:value-type="float" office:value="13" calcext:value-type="float">
            <text:p>1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5]+((1-0.8)*[.B15])" office:value-type="float" office:value="2.0406389645312" calcext:value-type="float">
            <text:p>2.0406</text:p>
          </table:table-cell>
          <table:table-cell table:formula="of:=2*[.C16]" office:value-type="float" office:value="4.0812779290624" calcext:value-type="float">
            <text:p>4.0813</text:p>
          </table:table-cell>
        </table:table-row>
        <table:table-row table:style-name="ro1">
          <table:table-cell table:formula="of:=ROW()-3" office:value-type="float" office:value="14" calcext:value-type="float">
            <text:p>14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6]+((1-0.8)*[.B16])" office:value-type="float" office:value="1.83251117162496" calcext:value-type="float">
            <text:p>1.8325</text:p>
          </table:table-cell>
          <table:table-cell table:formula="of:=2*[.C17]" office:value-type="float" office:value="3.66502234324992" calcext:value-type="float">
            <text:p>3.6650</text:p>
          </table:table-cell>
        </table:table-row>
        <table:table-row table:style-name="ro1">
          <table:table-cell table:formula="of:=ROW()-3" office:value-type="float" office:value="15" calcext:value-type="float">
            <text:p>1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7]+((1-0.8)*[.B17])" office:value-type="float" office:value="1.66600893729997" calcext:value-type="float">
            <text:p>1.6660</text:p>
          </table:table-cell>
          <table:table-cell table:formula="of:=2*[.C18]" office:value-type="float" office:value="3.33201787459994" calcext:value-type="float">
            <text:p>3.3320</text:p>
          </table:table-cell>
        </table:table-row>
        <table:table-row table:style-name="ro1">
          <table:table-cell table:formula="of:=ROW()-3" office:value-type="float" office:value="16" calcext:value-type="float">
            <text:p>16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8]+((1-0.8)*[.B18])" office:value-type="float" office:value="1.53280714983997" calcext:value-type="float">
            <text:p>1.5328</text:p>
          </table:table-cell>
          <table:table-cell table:formula="of:=2*[.C19]" office:value-type="float" office:value="3.06561429967995" calcext:value-type="float">
            <text:p>3.0656</text:p>
          </table:table-cell>
        </table:table-row>
        <table:table-row table:style-name="ro1">
          <table:table-cell table:formula="of:=ROW()-3" office:value-type="float" office:value="17" calcext:value-type="float">
            <text:p>1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19]+((1-0.8)*[.B19])" office:value-type="float" office:value="1.42624571987198" calcext:value-type="float">
            <text:p>1.4262</text:p>
          </table:table-cell>
          <table:table-cell table:formula="of:=2*[.C20]" office:value-type="float" office:value="2.85249143974396" calcext:value-type="float">
            <text:p>2.8525</text:p>
          </table:table-cell>
        </table:table-row>
        <table:table-row table:style-name="ro1">
          <table:table-cell table:formula="of:=ROW()-3" office:value-type="float" office:value="18" calcext:value-type="float">
            <text:p>18</text:p>
          </table:table-cell>
          <table:table-cell office:value-type="float" office:value="5" calcext:value-type="float">
            <text:p>5.0000</text:p>
          </table:table-cell>
          <table:table-cell table:formula="of:=(0.8)*[.C20]+((1-0.8)*[.B20])" office:value-type="float" office:value="1.34099657589758" calcext:value-type="float">
            <text:p>1.3410</text:p>
          </table:table-cell>
          <table:table-cell table:formula="of:=2*[.C21]" office:value-type="float" office:value="2.68199315179517" calcext:value-type="float">
            <text:p>2.6820</text:p>
          </table:table-cell>
        </table:table-row>
        <table:table-row table:style-name="ro1">
          <table:table-cell table:formula="of:=ROW()-3" office:value-type="float" office:value="19" calcext:value-type="float">
            <text:p>1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1]+((1-0.8)*[.B21])" office:value-type="float" office:value="2.07279726071807" calcext:value-type="float">
            <text:p>2.0728</text:p>
          </table:table-cell>
          <table:table-cell table:formula="of:=2*[.C22]" office:value-type="float" office:value="4.14559452143613" calcext:value-type="float">
            <text:p>4.1456</text:p>
          </table:table-cell>
        </table:table-row>
        <table:table-row table:style-name="ro1">
          <table:table-cell table:formula="of:=ROW()-3" office:value-type="float" office:value="20" calcext:value-type="float">
            <text:p>20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2]+((1-0.8)*[.B22])" office:value-type="float" office:value="1.85823780857445" calcext:value-type="float">
            <text:p>1.8582</text:p>
          </table:table-cell>
          <table:table-cell table:formula="of:=2*[.C23]" office:value-type="float" office:value="3.71647561714891" calcext:value-type="float">
            <text:p>3.7165</text:p>
          </table:table-cell>
        </table:table-row>
        <table:table-row table:style-name="ro1">
          <table:table-cell table:formula="of:=ROW()-3" office:value-type="float" office:value="21" calcext:value-type="float">
            <text:p>21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3]+((1-0.8)*[.B23])" office:value-type="float" office:value="1.68659024685956" calcext:value-type="float">
            <text:p>1.6866</text:p>
          </table:table-cell>
          <table:table-cell table:formula="of:=2*[.C24]" office:value-type="float" office:value="3.37318049371913" calcext:value-type="float">
            <text:p>3.3732</text:p>
          </table:table-cell>
        </table:table-row>
        <table:table-row table:style-name="ro1">
          <table:table-cell table:formula="of:=ROW()-3" office:value-type="float" office:value="22" calcext:value-type="float">
            <text:p>22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4]+((1-0.8)*[.B24])" office:value-type="float" office:value="1.54927219748765" calcext:value-type="float">
            <text:p>1.5493</text:p>
          </table:table-cell>
          <table:table-cell table:formula="of:=2*[.C25]" office:value-type="float" office:value="3.0985443949753" calcext:value-type="float">
            <text:p>3.0985</text:p>
          </table:table-cell>
        </table:table-row>
        <table:table-row table:style-name="ro1">
          <table:table-cell table:formula="of:=ROW()-3" office:value-type="float" office:value="23" calcext:value-type="float">
            <text:p>23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5]+((1-0.8)*[.B25])" office:value-type="float" office:value="1.43941775799012" calcext:value-type="float">
            <text:p>1.4394</text:p>
          </table:table-cell>
          <table:table-cell table:formula="of:=2*[.C26]" office:value-type="float" office:value="2.87883551598024" calcext:value-type="float">
            <text:p>2.8788</text:p>
          </table:table-cell>
        </table:table-row>
        <table:table-row table:style-name="ro1">
          <table:table-cell table:formula="of:=ROW()-3" office:value-type="float" office:value="24" calcext:value-type="float">
            <text:p>24</text:p>
          </table:table-cell>
          <table:table-cell office:value-type="float" office:value="5" calcext:value-type="float">
            <text:p>5.0000</text:p>
          </table:table-cell>
          <table:table-cell table:formula="of:=(0.8)*[.C26]+((1-0.8)*[.B26])" office:value-type="float" office:value="1.3515342063921" calcext:value-type="float">
            <text:p>1.3515</text:p>
          </table:table-cell>
          <table:table-cell table:formula="of:=2*[.C27]" office:value-type="float" office:value="2.70306841278419" calcext:value-type="float">
            <text:p>2.7031</text:p>
          </table:table-cell>
        </table:table-row>
        <table:table-row table:style-name="ro1">
          <table:table-cell table:formula="of:=ROW()-3" office:value-type="float" office:value="25" calcext:value-type="float">
            <text:p>25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7]+((1-0.8)*[.B27])" office:value-type="float" office:value="2.08122736511368" calcext:value-type="float">
            <text:p>2.0812</text:p>
          </table:table-cell>
          <table:table-cell table:formula="of:=2*[.C28]" office:value-type="float" office:value="4.16245473022735" calcext:value-type="float">
            <text:p>4.1625</text:p>
          </table:table-cell>
        </table:table-row>
        <table:table-row table:style-name="ro1">
          <table:table-cell table:formula="of:=ROW()-3" office:value-type="float" office:value="26" calcext:value-type="float">
            <text:p>26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8]+((1-0.8)*[.B28])" office:value-type="float" office:value="1.86498189209094" calcext:value-type="float">
            <text:p>1.8650</text:p>
          </table:table-cell>
          <table:table-cell table:formula="of:=2*[.C29]" office:value-type="float" office:value="3.72996378418188" calcext:value-type="float">
            <text:p>3.7300</text:p>
          </table:table-cell>
        </table:table-row>
        <table:table-row table:style-name="ro1">
          <table:table-cell table:formula="of:=ROW()-3" office:value-type="float" office:value="27" calcext:value-type="float">
            <text:p>27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29]+((1-0.8)*[.B29])" office:value-type="float" office:value="1.69198551367275" calcext:value-type="float">
            <text:p>1.6920</text:p>
          </table:table-cell>
          <table:table-cell table:formula="of:=2*[.C30]" office:value-type="float" office:value="3.38397102734551" calcext:value-type="float">
            <text:p>3.3840</text:p>
          </table:table-cell>
        </table:table-row>
        <table:table-row table:style-name="ro1">
          <table:table-cell table:formula="of:=ROW()-3" office:value-type="float" office:value="28" calcext:value-type="float">
            <text:p>28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30]+((1-0.8)*[.B30])" office:value-type="float" office:value="1.5535884109382" calcext:value-type="float">
            <text:p>1.5536</text:p>
          </table:table-cell>
          <table:table-cell table:formula="of:=2*[.C31]" office:value-type="float" office:value="3.10717682187641" calcext:value-type="float">
            <text:p>3.1072</text:p>
          </table:table-cell>
        </table:table-row>
        <table:table-row table:style-name="ro1">
          <table:table-cell table:formula="of:=ROW()-3" office:value-type="float" office:value="29" calcext:value-type="float">
            <text:p>29</text:p>
          </table:table-cell>
          <table:table-cell table:formula="of:=1" office:value-type="float" office:value="1" calcext:value-type="float">
            <text:p>1.0000</text:p>
          </table:table-cell>
          <table:table-cell table:formula="of:=(0.8)*[.C31]+((1-0.8)*[.B31])" office:value-type="float" office:value="1.44287072875056" calcext:value-type="float">
            <text:p>1.4429</text:p>
          </table:table-cell>
          <table:table-cell table:formula="of:=2*[.C32]" office:value-type="float" office:value="2.88574145750112" calcext:value-type="float">
            <text:p>2.8857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12:36:29.320318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